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3" style:family="table-cell">
      <style:table-cell-properties style:vertical-align="middle" fo:padding-left="0.191cm" fo:padding-right="0.191cm" fo:padding-top="0cm" fo:padding-bottom="0cm" fo:border="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4" style:family="table-cell">
      <style:table-cell-properties style:vertical-align="middle" fo:padding-left="0.191cm" fo:padding-right="0.191cm" fo:padding-top="0cm" fo:padding-bottom="0cm" fo:border="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b2629" officeooo:paragraph-rsid="001e37b4"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2"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3"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17"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18"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19"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21" style:family="paragraph" style:parent-style-name="Standard">
      <style:paragraph-properties fo:margin-top="0.212cm" fo:margin-bottom="0cm" loext:contextual-spacing="false" fo:line-height="150%"/>
    </style:style>
    <style:style style:name="P22"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23"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4"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5"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6" style:family="paragraph" style:parent-style-name="Standard">
      <style:paragraph-properties fo:margin-top="0.212cm" fo:margin-bottom="0cm" loext:contextual-spacing="false"/>
      <style:text-properties fo:color="#0000ff" style:font-name-complex="Arial"/>
    </style:style>
    <style:style style:name="P27" style:family="paragraph" style:parent-style-name="Standard">
      <style:paragraph-properties fo:margin-top="0.212cm" fo:margin-bottom="0cm" loext:contextual-spacing="false" fo:text-align="justify" style:justify-single-word="false"/>
      <style:text-properties fo:color="#0000ff" style:font-name-complex="Arial"/>
    </style:style>
    <style:style style:name="P28"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29"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30" style:family="paragraph" style:parent-style-name="Footer">
      <style:text-properties style:font-name="Century Gothic" fo:font-size="6pt" style:font-size-asian="6pt" style:font-name-complex="Century Gothic" style:font-size-complex="6pt"/>
    </style:style>
    <style:style style:name="P31"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32"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33"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34" style:family="paragraph" style:parent-style-name="Footer">
      <style:paragraph-properties fo:text-align="center" style:justify-single-word="false"/>
    </style:style>
    <style:style style:name="P35" style:family="paragraph" style:parent-style-name="Standard">
      <style:paragraph-properties fo:line-height="150%"/>
      <style:text-properties fo:font-weight="bold" style:font-weight-asian="bold" style:font-name-complex="Arial"/>
    </style:style>
    <style:style style:name="P36" style:family="paragraph" style:parent-style-name="Standard">
      <style:paragraph-properties fo:text-align="center" style:justify-single-word="false"/>
      <style:text-properties fo:font-size="36pt" fo:font-weight="bold" style:font-size-asian="36pt" style:font-weight-asian="bold" style:font-size-complex="36pt"/>
    </style:style>
    <style:style style:name="P37" style:family="paragraph" style:parent-style-name="Standard">
      <style:paragraph-properties fo:line-height="150%"/>
    </style:style>
    <style:style style:name="P38" style:family="paragraph" style:parent-style-name="Standard">
      <style:text-properties style:font-name-complex="Arial"/>
    </style:style>
    <style:style style:name="P39" style:family="paragraph" style:parent-style-name="Standard">
      <style:paragraph-properties fo:line-height="150%"/>
      <style:text-properties style:font-name-complex="Arial"/>
    </style:style>
    <style:style style:name="P40" style:family="paragraph" style:parent-style-name="Standard">
      <style:paragraph-properties style:snap-to-layout-grid="false"/>
      <style:text-properties style:font-name-complex="Arial"/>
    </style:style>
    <style:style style:name="P41" style:family="paragraph" style:parent-style-name="Standard">
      <style:text-properties style:font-name-complex="Arial" style:font-weight-complex="bold"/>
    </style:style>
    <style:style style:name="P42" style:family="paragraph" style:parent-style-name="Standard">
      <style:text-properties fo:font-size="10pt" fo:language="es" fo:country="ES" style:font-size-asian="10pt" style:font-size-complex="10pt"/>
    </style:style>
    <style:style style:name="P43" style:family="paragraph" style:parent-style-name="Standard">
      <style:paragraph-properties fo:line-height="150%"/>
      <style:text-properties fo:font-size="10pt" fo:language="es" fo:country="ES" style:font-size-asian="10pt" style:font-name-complex="Arial" style:font-size-complex="10pt"/>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fo:color="#0000ff"/>
    </style:style>
    <style:style style:name="P46" style:family="paragraph" style:parent-style-name="Standard">
      <style:text-properties fo:color="#0000ff" style:font-name-complex="Arial"/>
    </style:style>
    <style:style style:name="P47" style:family="paragraph" style:parent-style-name="Standard">
      <style:paragraph-properties fo:text-align="justify" style:justify-single-word="false"/>
      <style:text-properties fo:color="#0000ff" style:font-name-complex="Arial"/>
    </style:style>
    <style:style style:name="P48" style:family="paragraph" style:parent-style-name="Standard">
      <style:paragraph-properties fo:line-height="150%"/>
      <style:text-properties style:font-name-asian="Arial" style:font-name-complex="Arial"/>
    </style:style>
    <style:style style:name="P49"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50"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51"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52"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53" style:family="paragraph" style:parent-style-name="Standard">
      <style:paragraph-properties fo:break-before="page"/>
    </style:style>
    <style:style style:name="P54" style:family="paragraph" style:parent-style-name="Standard">
      <style:paragraph-properties fo:break-before="page"/>
      <style:text-properties style:font-name-complex="Arial"/>
    </style:style>
    <style:style style:name="P55" style:family="paragraph" style:parent-style-name="Standard">
      <style:paragraph-properties fo:text-align="justify" style:justify-single-word="false" fo:break-before="page"/>
      <style:text-properties fo:color="#0000ff" style:font-name-complex="Arial"/>
    </style:style>
    <style:style style:name="P56"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57"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58"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59" style:family="paragraph" style:parent-style-name="Standard">
      <style:paragraph-properties fo:margin-top="0.035cm" fo:margin-bottom="0.035cm" loext:contextual-spacing="false"/>
      <style:text-properties style:font-name-complex="Arial"/>
    </style:style>
    <style:style style:name="P60"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61" style:family="paragraph" style:parent-style-name="Standard">
      <style:paragraph-properties fo:margin-top="0.035cm" fo:margin-bottom="0.035cm" loext:contextual-spacing="false" style:line-height-at-least="0.106cm" fo:text-align="center" style:justify-single-word="false" style:snap-to-layout-grid="false"/>
      <style:text-properties style:font-name-complex="Arial"/>
    </style:style>
    <style:style style:name="P62" style:family="paragraph" style:parent-style-name="Standard">
      <style:paragraph-properties fo:margin-top="0.035cm" fo:margin-bottom="0.035cm" loext:contextual-spacing="false" style:line-height-at-least="0.106cm" style:snap-to-layout-grid="false"/>
      <style:text-properties style:font-name-complex="Arial"/>
    </style:style>
    <style:style style:name="P63" style:family="paragraph" style:parent-style-name="Standard">
      <style:paragraph-properties fo:margin-top="0.035cm" fo:margin-bottom="0.035cm" loext:contextual-spacing="false" fo:text-align="center" style:justify-single-word="false"/>
      <style:text-properties style:font-name-complex="Arial"/>
    </style:style>
    <style:style style:name="P64"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65" style:family="paragraph" style:parent-style-name="Standard">
      <style:paragraph-properties fo:margin-top="0.035cm" fo:margin-bottom="0.035cm" loext:contextual-spacing="false" style:snap-to-layout-grid="false"/>
      <style:text-properties style:font-name-complex="Arial"/>
    </style:style>
    <style:style style:name="P66"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67"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68"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6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70" style:family="paragraph" style:parent-style-name="Standard">
      <style:paragraph-properties fo:margin-top="0.035cm" fo:margin-bottom="0.035cm" loext:contextual-spacing="false"/>
      <style:text-properties fo:color="#0000ff" style:font-name-complex="Arial"/>
    </style:style>
    <style:style style:name="P71"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72"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73"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8a68f" officeooo:paragraph-rsid="0018a68f" style:font-weight-asian="bold" style:font-name-complex="Arial"/>
    </style:style>
    <style:style style:name="P74"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75"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76"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77"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78"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79"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80"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81" style:family="paragraph" style:parent-style-name="Standard">
      <style:paragraph-properties fo:margin-top="0.035cm" fo:margin-bottom="0.035cm" loext:contextual-spacing="false" style:line-height-at-least="0.106cm" style:snap-to-layout-grid="false"/>
      <style:text-properties officeooo:rsid="00348aaa" officeooo:paragraph-rsid="001e37b4" fo:background-color="transparent" style:font-name-complex="Arial"/>
    </style:style>
    <style:style style:name="P82" style:family="paragraph" style:parent-style-name="Standard">
      <style:paragraph-properties fo:margin-top="0.035cm" fo:margin-bottom="0cm" loext:contextual-spacing="false"/>
    </style:style>
    <style:style style:name="P83" style:family="paragraph" style:parent-style-name="Standard">
      <style:paragraph-properties fo:margin-top="0.035cm" fo:margin-bottom="0cm" loext:contextual-spacing="false"/>
      <style:text-properties fo:font-weight="bold" style:font-weight-asian="bold" style:font-name-complex="Arial"/>
    </style:style>
    <style:style style:name="P84"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85"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86"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87" style:family="paragraph" style:parent-style-name="Standard">
      <style:paragraph-properties fo:margin-top="0.035cm" fo:margin-bottom="0cm" loext:contextual-spacing="false"/>
      <style:text-properties style:font-name-complex="Arial"/>
    </style:style>
    <style:style style:name="P88" style:family="paragraph" style:parent-style-name="Standard">
      <style:paragraph-properties fo:margin-top="0.035cm" fo:margin-bottom="0cm" loext:contextual-spacing="false"/>
      <style:text-properties style:font-name-complex="Arial" style:font-weight-complex="bold"/>
    </style:style>
    <style:style style:name="P89"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90" style:family="paragraph" style:parent-style-name="Standard">
      <style:paragraph-properties fo:margin-top="0.035cm" fo:margin-bottom="0cm" loext:contextual-spacing="false" style:snap-to-layout-grid="false"/>
      <style:text-properties style:font-name-complex="Arial" style:font-weight-complex="bold"/>
    </style:style>
    <style:style style:name="P91" style:family="paragraph" style:parent-style-name="Standard">
      <style:paragraph-properties fo:margin-top="0.035cm" fo:margin-bottom="0cm" loext:contextual-spacing="false" fo:text-align="justify" style:justify-single-word="false"/>
      <style:text-properties style:font-name-complex="Arial"/>
    </style:style>
    <style:style style:name="P92" style:family="paragraph" style:parent-style-name="Standard">
      <style:paragraph-properties fo:margin-top="0.035cm" fo:margin-bottom="0cm" loext:contextual-spacing="false" fo:text-align="justify" style:justify-single-word="false"/>
    </style:style>
    <style:style style:name="P93"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94"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95" style:family="paragraph" style:parent-style-name="Text_20_body">
      <style:text-properties style:font-name-complex="Arial"/>
    </style:style>
    <style:style style:name="P96"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97"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98"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99" style:family="paragraph" style:parent-style-name="Text">
      <style:paragraph-properties fo:text-align="center" style:justify-single-word="false"/>
      <style:text-properties fo:font-size="14pt" fo:font-weight="bold" style:font-size-asian="14pt" style:font-weight-asian="bold" style:font-size-complex="14pt"/>
    </style:style>
    <style:style style:name="P100"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01"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02"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03"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104" style:family="paragraph" style:parent-style-name="Standard" style:list-style-name="WW8Num26">
      <style:paragraph-properties fo:text-align="justify" style:justify-single-word="false"/>
      <style:text-properties style:font-name-complex="Arial"/>
    </style:style>
    <style:style style:name="P105" style:family="paragraph" style:parent-style-name="Standard" style:list-style-name="WW8Num41">
      <style:paragraph-properties fo:text-align="justify" style:justify-single-word="false" style:snap-to-layout-grid="false"/>
      <style:text-properties style:font-name-complex="Arial"/>
    </style:style>
    <style:style style:name="P106" style:family="paragraph" style:parent-style-name="Standard" style:list-style-name="WW8Num5">
      <style:paragraph-properties fo:margin-top="0.212cm" fo:margin-bottom="0cm" loext:contextual-spacing="false"/>
      <style:text-properties fo:color="#0000ff" style:font-name-complex="Arial"/>
    </style:style>
    <style:style style:name="P107" style:family="paragraph" style:parent-style-name="Standard" style:master-page-name="Standard">
      <style:paragraph-properties fo:line-height="150%" style:page-number="auto"/>
      <style:text-properties style:font-name-asian="Arial" style:font-name-complex="Arial"/>
    </style:style>
    <style:style style:name="P108" style:family="paragraph" style:parent-style-name="Standard" style:list-style-name="WW8Num26">
      <style:paragraph-properties fo:margin-top="0.035cm" fo:margin-bottom="0cm" loext:contextual-spacing="false"/>
      <style:text-properties style:font-name-complex="Arial"/>
    </style:style>
    <style:style style:name="P109" style:family="paragraph" style:parent-style-name="Standard">
      <style:paragraph-properties fo:margin-top="0.035cm" fo:margin-bottom="0.035cm" loext:contextual-spacing="false" style:line-height-at-least="0.106cm" style:snap-to-layout-grid="false"/>
      <style:text-properties officeooo:rsid="001c7e21" officeooo:paragraph-rsid="001e3d7d" style:font-name-complex="Arial"/>
    </style:style>
    <style:style style:name="P110" style:family="paragraph" style:parent-style-name="Standard">
      <style:paragraph-properties fo:margin-top="0.035cm" fo:margin-bottom="0.035cm" loext:contextual-spacing="false" style:line-height-at-least="0.106cm" style:snap-to-layout-grid="false"/>
      <style:text-properties officeooo:rsid="001c7e21" officeooo:paragraph-rsid="001e3d7d" fo:background-color="transparent" style:font-name-complex="Arial"/>
    </style:style>
    <style:style style:name="P111" style:family="paragraph" style:parent-style-name="Standard">
      <style:paragraph-properties fo:margin-top="0.035cm" fo:margin-bottom="0.035cm" loext:contextual-spacing="false" style:line-height-at-least="0.106cm" style:snap-to-layout-grid="false"/>
      <style:text-properties officeooo:rsid="003c8754" officeooo:paragraph-rsid="001e3d7d" fo:background-color="transparent" style:font-name-complex="Arial"/>
    </style:style>
    <style:style style:name="P112"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officeooo:rsid="001e37b4"/>
    </style:style>
    <style:style style:name="T3" style:family="text">
      <style:text-properties style:font-name="Century Gothic" fo:font-size="6pt" style:font-size-asian="6pt" style:font-name-complex="Century Gothic" style:font-size-complex="6pt"/>
    </style:style>
    <style:style style:name="T4" style:family="text">
      <style:text-properties style:font-name="Century Gothic" fo:font-size="6pt" officeooo:rsid="00155767" style:font-size-asian="6pt" style:font-name-complex="Century Gothic" style:font-size-complex="6pt"/>
    </style:style>
    <style:style style:name="T5" style:family="text">
      <style:text-properties style:font-name="Century Gothic" fo:font-size="8pt" fo:font-weight="bold" style:font-size-asian="8pt" style:font-weight-asian="bold" style:font-name-complex="Century Gothic" style:font-size-complex="8pt"/>
    </style:style>
    <style:style style:name="T6" style:family="text">
      <style:text-properties fo:font-weight="bold" style:font-weight-asian="bold" style:font-name-complex="Arial"/>
    </style:style>
    <style:style style:name="T7" style:family="text">
      <style:text-properties fo:font-weight="bold" style:font-weight-asian="bold" style:font-name-complex="Arial" style:font-weight-complex="bold"/>
    </style:style>
    <style:style style:name="T8" style:family="text">
      <style:text-properties fo:font-weight="bold" style:font-weight-asian="bold" style:font-weight-complex="bold"/>
    </style:style>
    <style:style style:name="T9" style:family="text">
      <style:text-properties style:font-name-complex="Arial"/>
    </style:style>
    <style:style style:name="T10" style:family="text">
      <style:text-properties style:font-name-complex="Arial" style:font-weight-complex="bold"/>
    </style:style>
    <style:style style:name="T11" style:family="text">
      <style:text-properties fo:color="#ffffff" fo:font-weight="bold" style:font-weight-asian="bold" style:font-name-complex="Arial"/>
    </style:style>
    <style:style style:name="T12" style:family="text">
      <style:text-properties fo:color="#ffffff" style:text-position="super 58%" fo:font-weight="bold" style:font-weight-asian="bold" style:font-name-complex="Arial"/>
    </style:style>
    <style:style style:name="T13" style:family="text">
      <style:text-properties fo:color="#000000" style:font-name-complex="Arial"/>
    </style:style>
    <style:style style:name="T14" style:family="text">
      <style:text-properties fo:color="#000000" officeooo:rsid="00155767" style:font-name-complex="Arial"/>
    </style:style>
    <style:style style:name="T15" style:family="text">
      <style:text-properties fo:color="#000000" officeooo:rsid="0016e5be" style:font-name-complex="Arial"/>
    </style:style>
    <style:style style:name="T16" style:family="text">
      <style:text-properties fo:color="#000000" officeooo:rsid="001b2629" style:font-name-complex="Arial"/>
    </style:style>
    <style:style style:name="T17" style:family="text">
      <style:text-properties fo:color="#000000" officeooo:rsid="001e37b4" style:font-name-complex="Arial"/>
    </style:style>
    <style:style style:name="T18" style:family="text">
      <style:text-properties style:text-position="super 58%" style:font-name-complex="Arial"/>
    </style:style>
    <style:style style:name="T19" style:family="text">
      <style:text-properties fo:font-variant="small-caps" fo:language="none" fo:country="none" style:language-asian="none" style:country-asian="none"/>
    </style:style>
    <style:style style:name="T20" style:family="text">
      <style:text-properties fo:language="none" fo:country="none" style:language-asian="none" style:country-asian="none"/>
    </style:style>
    <style:style style:name="T21" style:family="text">
      <style:text-properties fo:font-weight="normal" style:font-weight-asian="normal" style:font-weight-complex="normal"/>
    </style:style>
    <style:style style:name="T22"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3"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4" style:family="text">
      <style:text-properties fo:font-variant="normal" fo:text-transform="none" fo:language="none" fo:country="none" style:language-asian="none" style:country-asian="none"/>
    </style:style>
    <style:style style:name="T25" style:family="text">
      <style:text-properties fo:font-style="italic" style:font-style-asian="italic" style:font-name-complex="Arial"/>
    </style:style>
    <style:style style:name="T26" style:family="text">
      <style:text-properties officeooo:rsid="00155767"/>
    </style:style>
    <style:style style:name="T27" style:family="text">
      <style:text-properties officeooo:rsid="0038edbc"/>
    </style:style>
    <style:style style:name="T28" style:family="text">
      <style:text-properties officeooo:rsid="0024ec68"/>
    </style:style>
    <style:style style:name="T29" style:family="text">
      <style:text-properties officeooo:rsid="0035b2c3"/>
    </style:style>
    <style:style style:name="T30" style:family="text">
      <style:text-properties officeooo:rsid="001dc496"/>
    </style:style>
    <style:style style:name="T31" style:family="text">
      <style:text-properties fo:background-color="transparent" loext:char-shading-value="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draw:style-name="fr1" draw:name="Marco1" text:anchor-type="char" svg:x="1.561cm" svg:y="2.514cm" svg:width="14.658cm" svg:height="10.53cm" draw:z-index="0"><draw:text-box><text:p text:style-name="P36"/><text:p text:style-name="P49"><text:title>Plan de Pruebas del Sistema</text:title></text:p><text:p text:style-name="P50"/><text:p text:style-name="P51">Proyecto: </text:p><text:p text:style-name="P52">EIMS</text:p></draw:text-box></draw:frame><text:bookmark-start text:name="OLE_LINK1"/><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9"><text:bookmark-end text:name="OLE_LINK1"/></text:p>
      <text:p text:style-name="P35"/>
      <text:p text:style-name="P35"/>
      <text:p text:style-name="P97"><text:soft-page-break/>Hoja de Control de DOCUMENTO:</text:p>
      <text:p text:style-name="P4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Título</text:p>
          </table:table-cell>
          <table:table-cell table:style-name="Tabla1.B1" table:number-columns-spanned="3" office:value-type="string">
            <text:p text:style-name="P21"><text:span text:style-name="T13"><text:title>Plan de Pruebas del Sistema</text:title></text:span><text:span text:style-name="T13">: </text:span><text:span text:style-name="T14">EIMS</text:span></text:p>
          </table:table-cell>
          <table:covered-table-cell/>
          <table:covered-table-cell/>
        </table:table-row>
        <table:table-row table:style-name="Tabla1.1">
          <table:table-cell table:style-name="Tabla1.A1" office:value-type="string">
            <text:p text:style-name="P22">Documentos de Referencia</text:p>
          </table:table-cell>
          <table:table-cell table:style-name="Tabla1.B2" table:number-columns-spanned="3" office:value-type="string">
            <text:p text:style-name="P13">URD, ERS Documentación orientada a los artefactos definidos al desarrollo</text:p>
          </table:table-cell>
          <table:covered-table-cell/>
          <table:covered-table-cell/>
        </table:table-row>
        <table:table-row table:style-name="Tabla1.1">
          <table:table-cell table:style-name="Tabla1.A1" office:value-type="string">
            <text:p text:style-name="P21"><text:span text:style-name="T12">1</text:span><text:span text:style-name="T11">Responsable</text:span></text:p>
          </table:table-cell>
          <table:table-cell table:style-name="Tabla1.B3" table:number-columns-spanned="3" office:value-type="string">
            <text:p text:style-name="P18">Diego Rojas Asenjo</text:p>
          </table:table-cell>
          <table:covered-table-cell/>
          <table:covered-table-cell/>
        </table:table-row>
        <table:table-row table:style-name="Tabla1.4">
          <table:table-cell table:style-name="Tabla1.A1" office:value-type="string">
            <text:p text:style-name="P21"><text:span text:style-name="T12">2</text:span><text:span text:style-name="T11">Revisado por</text:span></text:p>
          </table:table-cell>
          <table:table-cell table:style-name="Tabla1.B4" office:value-type="string">
            <text:p text:style-name="P29"/>
          </table:table-cell>
          <table:table-cell table:style-name="Tabla1.A1" office:value-type="string">
            <text:p text:style-name="P22">Fecha <text:s/>Revisión</text:p>
          </table:table-cell>
          <table:table-cell table:style-name="Tabla1.D4" office:value-type="string">
            <text:p text:style-name="P17"/>
          </table:table-cell>
        </table:table-row>
        <table:table-row table:style-name="Tabla1.1">
          <table:table-cell table:style-name="Tabla1.A1" office:value-type="string">
            <text:p text:style-name="P21"><text:span text:style-name="T12">3</text:span><text:span text:style-name="T11">Aprobado por</text:span></text:p>
          </table:table-cell>
          <table:table-cell table:style-name="Tabla1.B5" office:value-type="string">
            <text:p text:style-name="P29"/>
          </table:table-cell>
          <table:table-cell table:style-name="Tabla1.A1" office:value-type="string">
            <text:p text:style-name="P22">Fecha Aprobación</text:p>
          </table:table-cell>
          <table:table-cell table:style-name="Tabla1.D5" office:value-type="string">
            <text:p text:style-name="P17"/>
          </table:table-cell>
        </table:table-row>
        <table:table-row table:style-name="Tabla1.1">
          <table:table-cell table:style-name="Tabla1.A1" office:value-type="string">
            <text:p text:style-name="P22">Versión</text:p>
          </table:table-cell>
          <table:table-cell table:style-name="Tabla1.B6" office:value-type="string">
            <text:p text:style-name="P21"><text:span text:style-name="T15">1.</text:span><text:span text:style-name="T16">2.</text:span><text:span text:style-name="T17">1</text:span></text:p>
          </table:table-cell>
          <table:table-cell table:style-name="Tabla1.A1" office:value-type="string">
            <text:p text:style-name="P22">Fecha Versión</text:p>
          </table:table-cell>
          <table:table-cell table:style-name="Tabla1.D6" office:value-type="string">
            <text:p text:style-name="P14"><text:span text:style-name="T2">20/</text:span>1/2019</text:p>
          </table:table-cell>
        </table:table-row>
      </table:table>
      <text:p text:style-name="P39"/>
      <text:p text:style-name="P37"><text:span text:style-name="T18">1</text:span><text:span text:style-name="T9">Nombre y Apellidos de la persona responsable de la Elaboración del Documento.</text:span></text:p>
      <text:p text:style-name="P37"><text:span text:style-name="T18">2</text:span><text:span text:style-name="T9"> Nombre y apellidos de la persona que realizará la revisión del Documento.</text:span></text:p>
      <text:p text:style-name="P37"><text:span text:style-name="T18">3 </text:span><text:span text:style-name="T9">Nombre y apellidos de la persona que aprobará el Documento.</text:span></text:p>
      <text:p text:style-name="P39"/>
      <text:p text:style-name="P35">Participantes en Elaboración:</text:p>
      <text:p text:style-name="P35"/>
      <table:table table:name="Tabla2" table:style-name="Tabla2">
        <table:table-column table:style-name="Tabla2.A"/>
        <table:table-column table:style-name="Tabla2.B"/>
        <table:table-header-rows>
          <table:table-row table:style-name="Tabla2.1">
            <table:table-cell table:style-name="Tabla2.A1" office:value-type="string">
              <text:p text:style-name="P23">Elaboradores</text:p>
            </table:table-cell>
            <table:table-cell table:style-name="Tabla2.B1" office:value-type="string">
              <text:p text:style-name="P23">Unidad Organizativa ICM/Proveedor</text:p>
            </table:table-cell>
          </table:table-row>
        </table:table-header-rows>
        <table:table-row table:style-name="Tabla2.1">
          <table:table-cell table:style-name="Tabla2.A2" office:value-type="string">
            <text:p text:style-name="P19">Diego Rojas Asenjo</text:p>
          </table:table-cell>
          <table:table-cell table:style-name="Tabla2.B2" office:value-type="string">
            <text:p text:style-name="P25">Desarrollador</text:p>
          </table:table-cell>
        </table:table-row>
        <table:table-row table:style-name="Tabla2.1">
          <table:table-cell table:style-name="Tabla2.A3" office:value-type="string">
            <text:p text:style-name="P25">Leandro Caloguerea Farias</text:p>
          </table:table-cell>
          <table:table-cell table:style-name="Tabla2.B3" office:value-type="string">
            <text:p text:style-name="P25">Desarrollador</text:p>
          </table:table-cell>
        </table:table-row>
        <table:table-row table:style-name="Tabla2.1">
          <table:table-cell table:style-name="Tabla2.A4" office:value-type="string">
            <text:p text:style-name="P24"/>
          </table:table-cell>
          <table:table-cell table:style-name="Tabla2.B4" office:value-type="string">
            <text:p text:style-name="P24"/>
          </table:table-cell>
        </table:table-row>
        <table:table-row table:style-name="Tabla2.1">
          <table:table-cell table:style-name="Tabla2.A5" office:value-type="string">
            <text:p text:style-name="P24"/>
          </table:table-cell>
          <table:table-cell table:style-name="Tabla2.B5" office:value-type="string">
            <text:p text:style-name="P24"/>
          </table:table-cell>
        </table:table-row>
        <table:table-row table:style-name="Tabla2.1">
          <table:table-cell table:style-name="Tabla2.A6" office:value-type="string">
            <text:p text:style-name="P24"/>
          </table:table-cell>
          <table:table-cell table:style-name="Tabla2.B6" office:value-type="string">
            <text:p text:style-name="P24"/>
          </table:table-cell>
        </table:table-row>
        <table:table-row table:style-name="Tabla2.1">
          <table:table-cell table:style-name="Tabla2.A7" office:value-type="string">
            <text:p text:style-name="P24"/>
          </table:table-cell>
          <table:table-cell table:style-name="Tabla2.B7" office:value-type="string">
            <text:p text:style-name="P24"/>
          </table:table-cell>
        </table:table-row>
      </table:table>
      <text:p text:style-name="P35"/>
      <text:p text:style-name="P35">Registro de Cambios</text:p>
      <text:p text:style-name="P35"/>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23">Versión</text:p>
            </table:table-cell>
            <table:table-cell table:style-name="Tabla3.A1" office:value-type="string">
              <text:p text:style-name="P23">Causa del Cambio</text:p>
            </table:table-cell>
            <table:table-cell table:style-name="Tabla3.A1" office:value-type="string">
              <text:p text:style-name="P23">Responsable del Cambio</text:p>
            </table:table-cell>
            <table:table-cell table:style-name="Tabla3.D1" office:value-type="string">
              <text:p text:style-name="P23">Fecha Cambio</text:p>
            </table:table-cell>
          </table:table-row>
        </table:table-header-rows>
        <table:table-row table:style-name="Tabla3.2">
          <table:table-cell table:style-name="Tabla3.A2" office:value-type="string">
            <text:p text:style-name="P20">1.0</text:p>
          </table:table-cell>
          <table:table-cell table:style-name="Tabla3.B2" office:value-type="string">
            <text:p text:style-name="P8">Inicio <text:s/>Planificación de pruebas</text:p>
          </table:table-cell>
          <table:table-cell table:style-name="Tabla3.C2" office:value-type="string">
            <text:p text:style-name="P8">Diego Rojas</text:p>
          </table:table-cell>
          <table:table-cell table:style-name="Tabla3.D2" office:value-type="string">
            <text:p text:style-name="P7"><text:span text:style-name="T26">18</text:span>/<text:span text:style-name="T26">11</text:span>/<text:span text:style-name="T26">2018</text:span></text:p>
          </table:table-cell>
        </table:table-row>
        <table:table-row table:style-name="Tabla3.2">
          <table:table-cell table:style-name="Tabla3.A3" office:value-type="string">
            <text:p text:style-name="P9">1.1.0</text:p>
          </table:table-cell>
          <table:table-cell table:style-name="Tabla3.B3" office:value-type="string">
            <text:p text:style-name="P9">Incorporando Escenarios a las funcionalidades</text:p>
          </table:table-cell>
          <table:table-cell table:style-name="Tabla3.C3" office:value-type="string">
            <text:p text:style-name="P9">Diego Rojas</text:p>
          </table:table-cell>
          <table:table-cell table:style-name="Tabla3.D3" office:value-type="string">
            <text:p text:style-name="P9">10/12/2018</text:p>
          </table:table-cell>
        </table:table-row>
        <table:table-row table:style-name="Tabla3.2">
          <table:table-cell table:style-name="Tabla3.A4" office:value-type="string">
            <text:p text:style-name="P10">1.1.1</text:p>
          </table:table-cell>
          <table:table-cell table:style-name="Tabla3.B4" office:value-type="string">
            <text:p text:style-name="P12">Incorporando a <text:s/>pruebas de aceptación en desarrollo</text:p>
          </table:table-cell>
          <table:table-cell table:style-name="Tabla3.C4" office:value-type="string">
            <text:p text:style-name="P10">Diego Rojas</text:p>
          </table:table-cell>
          <table:table-cell table:style-name="Tabla3.D4" office:value-type="string">
            <text:p text:style-name="P10">20/12/2018</text:p>
          </table:table-cell>
        </table:table-row>
        <table:table-row table:style-name="Tabla3.2">
          <table:table-cell table:style-name="Tabla3.A5" office:value-type="string">
            <text:p text:style-name="P12">1.1.2</text:p>
          </table:table-cell>
          <table:table-cell table:style-name="Tabla3.B5" office:value-type="string">
            <text:p text:style-name="P11">Detallando primeras tareas al catalogo de pruebas funcionales</text:p>
          </table:table-cell>
          <table:table-cell table:style-name="Tabla3.C5" office:value-type="string">
            <text:p text:style-name="P12">Diego Rojas</text:p>
          </table:table-cell>
          <table:table-cell table:style-name="Tabla3.D5" office:value-type="string">
            <text:p text:style-name="P12">27/12/2018</text:p>
          </table:table-cell>
        </table:table-row>
        <table:table-row table:style-name="Tabla3.2">
          <table:table-cell table:style-name="Tabla3.A6" office:value-type="string">
            <text:p text:style-name="P14">1.2.0</text:p>
          </table:table-cell>
          <table:table-cell table:style-name="Tabla3.B6" office:value-type="string">
            <text:p text:style-name="P14">Se Realizan cambios de contexto a las pruebas</text:p>
          </table:table-cell>
          <table:table-cell table:style-name="Tabla3.C6" office:value-type="string">
            <text:p text:style-name="P14">Diego Rojas</text:p>
          </table:table-cell>
          <table:table-cell table:style-name="Tabla3.D6" office:value-type="string">
            <text:p text:style-name="P14">15/1/2019</text:p>
          </table:table-cell>
        </table:table-row>
        <table:table-row table:style-name="Tabla3.2">
          <table:table-cell table:style-name="Tabla3.A7" office:value-type="string">
            <text:p text:style-name="P15">1.2.1</text:p>
          </table:table-cell>
          <table:table-cell table:style-name="Tabla3.B7" office:value-type="string">
            <text:p text:style-name="P16">Se Agregan Escenario y entornos para accesos y uso en las pruebas</text:p>
          </table:table-cell>
          <table:table-cell table:style-name="Tabla3.C7" office:value-type="string">
            <text:p text:style-name="P15">Diego Rojas</text:p>
          </table:table-cell>
          <table:table-cell table:style-name="Tabla3.D7" office:value-type="string">
            <text:p text:style-name="P15">20/1/2018</text:p>
          </table:table-cell>
        </table:table-row>
      </table:table>
      <text:p text:style-name="Standard"><text:soft-page-break/></text:p>
      <text:p text:style-name="P53"/>
      <text:p text:style-name="P99">INDICE</text:p>
      <text:p text:style-name="P96"/>
      <text:p text:style-name="P38">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19">1.</text:span></text:a><text:a xlink:type="simple" xlink:href="#__RefHeading___Toc224538207" text:style-name="Internet_20_link" text:visited-style-name="Visited_20_Internet_20_Link"><text:span text:style-name="T22"><text:tab/></text:span></text:a><text:a xlink:type="simple" xlink:href="#__RefHeading___Toc224538207" text:style-name="Internet_20_link" text:visited-style-name="Visited_20_Internet_20_Link"><text:span text:style-name="T20">FASE DE DISEÑO FUNCIONAL DEL SISTEMA<text:tab/>6</text:span></text:a></text:p>
          <text:p text:style-name="Contents_20_2"><text:a xlink:type="simple" xlink:href="#__RefHeading___Toc224538208" text:style-name="Internet_20_link" text:visited-style-name="Visited_20_Internet_20_Link"><text:span text:style-name="T20">1.1</text:span></text:a><text:a xlink:type="simple" xlink:href="#__RefHeading___Toc224538208" text:style-name="Internet_20_link" text:visited-style-name="Visited_20_Internet_20_Link"><text:span text:style-name="T23"><text:tab/></text:span></text:a><text:a xlink:type="simple" xlink:href="#__RefHeading___Toc224538208" text:style-name="Internet_20_link" text:visited-style-name="Visited_20_Internet_20_Link"><text:span text:style-name="T20">DEFINICIÓN DE ESTRATEGIA DE PRUEBAS<text:tab/>6</text:span></text:a></text:p>
          <text:p text:style-name="Contents_20_2"><text:a xlink:type="simple" xlink:href="#__RefHeading___Toc224538209" text:style-name="Internet_20_link" text:visited-style-name="Visited_20_Internet_20_Link"><text:span text:style-name="T20">1.2</text:span></text:a><text:a xlink:type="simple" xlink:href="#__RefHeading___Toc224538209" text:style-name="Internet_20_link" text:visited-style-name="Visited_20_Internet_20_Link"><text:span text:style-name="T23"><text:tab/></text:span></text:a><text:a xlink:type="simple" xlink:href="#__RefHeading___Toc224538209" text:style-name="Internet_20_link" text:visited-style-name="Visited_20_Internet_20_Link"><text:span text:style-name="T20">ESCENARIOS Y ENTORNOS DE PRUEBAS<text:tab/>6</text:span></text:a></text:p>
          <text:p text:style-name="Contents_20_2"><text:a xlink:type="simple" xlink:href="#__RefHeading___Toc224538210" text:style-name="Internet_20_link" text:visited-style-name="Visited_20_Internet_20_Link"><text:span text:style-name="T20">1.3</text:span></text:a><text:a xlink:type="simple" xlink:href="#__RefHeading___Toc224538210" text:style-name="Internet_20_link" text:visited-style-name="Visited_20_Internet_20_Link"><text:span text:style-name="T23"><text:tab/></text:span></text:a><text:a xlink:type="simple" xlink:href="#__RefHeading___Toc224538210" text:style-name="Internet_20_link" text:visited-style-name="Visited_20_Internet_20_Link"><text:span text:style-name="T20">CATÁLOGO DE CASOS DE PRUEBAS DE ACEPTACIÓN<text:tab/>7</text:span></text:a></text:p>
          <text:p text:style-name="Contents_20_1"><text:a xlink:type="simple" xlink:href="#__RefHeading___Toc224538211" text:style-name="Internet_20_link" text:visited-style-name="Visited_20_Internet_20_Link"><text:span text:style-name="T20">2.</text:span></text:a><text:a xlink:type="simple" xlink:href="#__RefHeading___Toc224538211" text:style-name="Internet_20_link" text:visited-style-name="Visited_20_Internet_20_Link"><text:span text:style-name="T22"><text:tab/></text:span></text:a><text:a xlink:type="simple" xlink:href="#__RefHeading___Toc224538211" text:style-name="Internet_20_link" text:visited-style-name="Visited_20_Internet_20_Link"><text:span text:style-name="T20">FASE DE DISEÑO TÉCNICO DEL SISTEMA<text:tab/>8</text:span></text:a></text:p>
          <text:p text:style-name="Contents_20_2"><text:a xlink:type="simple" xlink:href="#__RefHeading___Toc224538212" text:style-name="Internet_20_link" text:visited-style-name="Visited_20_Internet_20_Link"><text:span text:style-name="T20">2.1</text:span></text:a><text:a xlink:type="simple" xlink:href="#__RefHeading___Toc224538212" text:style-name="Internet_20_link" text:visited-style-name="Visited_20_Internet_20_Link"><text:span text:style-name="T23"><text:tab/></text:span></text:a><text:a xlink:type="simple" xlink:href="#__RefHeading___Toc224538212" text:style-name="Internet_20_link" text:visited-style-name="Visited_20_Internet_20_Link"><text:span text:style-name="T20">CATÁLOGO DE TAREAS DE PRUEBAS FUNCIONALES<text:tab/>8</text:span></text:a></text:p>
          <text:p text:style-name="Contents_20_2"><text:a xlink:type="simple" xlink:href="#__RefHeading___Toc224538213" text:style-name="Internet_20_link" text:visited-style-name="Visited_20_Internet_20_Link"><text:span text:style-name="T20">2.2</text:span></text:a><text:a xlink:type="simple" xlink:href="#__RefHeading___Toc224538213" text:style-name="Internet_20_link" text:visited-style-name="Visited_20_Internet_20_Link"><text:span text:style-name="T23"><text:tab/></text:span></text:a><text:a xlink:type="simple" xlink:href="#__RefHeading___Toc224538213" text:style-name="Internet_20_link" text:visited-style-name="Visited_20_Internet_20_Link"><text:span text:style-name="T20">CATÁLOGO DE TAREAS DE PRUEBAS DE RENDIMIENTO<text:tab/>10</text:span></text:a></text:p>
          <text:p text:style-name="Contents_20_2"><text:a xlink:type="simple" xlink:href="#__RefHeading___Toc224538214" text:style-name="Internet_20_link" text:visited-style-name="Visited_20_Internet_20_Link"><text:span text:style-name="T20">2.3</text:span></text:a><text:a xlink:type="simple" xlink:href="#__RefHeading___Toc224538214" text:style-name="Internet_20_link" text:visited-style-name="Visited_20_Internet_20_Link"><text:span text:style-name="T23"><text:tab/></text:span></text:a><text:a xlink:type="simple" xlink:href="#__RefHeading___Toc224538214" text:style-name="Internet_20_link" text:visited-style-name="Visited_20_Internet_20_Link"><text:span text:style-name="T20">CATÁLOGO DE CASOS DE PRUEBA DE INTEGRACIÓN Y SISTEMA<text:tab/>11</text:span></text:a></text:p>
          <text:p text:style-name="Contents_20_2"><text:a xlink:type="simple" xlink:href="#__RefHeading___Toc224538215" text:style-name="Internet_20_link" text:visited-style-name="Visited_20_Internet_20_Link"><text:span text:style-name="T20">2.4</text:span></text:a><text:a xlink:type="simple" xlink:href="#__RefHeading___Toc224538215" text:style-name="Internet_20_link" text:visited-style-name="Visited_20_Internet_20_Link"><text:span text:style-name="T23"><text:tab/></text:span></text:a><text:a xlink:type="simple" xlink:href="#__RefHeading___Toc224538215" text:style-name="Internet_20_link" text:visited-style-name="Visited_20_Internet_20_Link"><text:span text:style-name="T20">RELACIÓN DE COMPONENTES DE PRUEBAS<text:tab/>13</text:span></text:a></text:p>
          <text:p text:style-name="Contents_20_1"><text:a xlink:type="simple" xlink:href="#__RefHeading___Toc224538216" text:style-name="Internet_20_link" text:visited-style-name="Visited_20_Internet_20_Link"><text:span text:style-name="T24">3.</text:span></text:a><text:a xlink:type="simple" xlink:href="#__RefHeading___Toc224538216" text:style-name="Internet_20_link" text:visited-style-name="Visited_20_Internet_20_Link"><text:span text:style-name="T22"><text:tab/></text:span></text:a><text:a xlink:type="simple" xlink:href="#__RefHeading___Toc224538216" text:style-name="Internet_20_link" text:visited-style-name="Visited_20_Internet_20_Link"><text:span text:style-name="T24">FASE DE CONSTRUCCIÓN DEL SISTEMA<text:tab/>13</text:span></text:a></text:p>
        </text:index-body>
      </text:table-of-content>
      <text:p text:style-name="P98"/>
      <text:p text:style-name="P56">Contenido</text:p>
      <text:p text:style-name="P42"/>
      <text:p text:style-name="P45">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45"/>
      <text:p text:style-name="P45">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45"/>
      <text:p text:style-name="P45">En general se realizarán planes de pruebas funcionales, de integración, de sistema y de aceptación.</text:p>
      <text:p text:style-name="P45"/>
      <text:p text:style-name="P45">Este documento se inicia durante la fase de Diseño Funcional y se irá completando a lo largo de las siguientes fases de desarrollo del Sistema, incorporando en cada una de las fases la planificación de las pruebas que deben diseñarse en las mismas.</text:p>
      <text:p text:style-name="P45"/>
      <text:p text:style-name="P45">El documento de Planificación de Pruebas se organiza con forme a las fases del Ciclo de Vida en las que se diseña cada tipo de pruebas.</text:p>
      <text:h text:style-name="P112" text:outline-level="1"><text:bookmark-start text:name="__RefHeading___Toc224538207"/>FASE DE DISEÑO FUNCIONAL DEL SISTEMA<text:bookmark-end text:name="__RefHeading___Toc224538207"/></text:h>
      <text:p text:style-name="P26">Antes de detallar los epígrafes siguientes se incluirá una cabecera de sección en la que se detallarán los siguientes aspectos generales del sistema:</text:p>
      <text:list xml:id="list1929217801" text:style-name="WW8Num5">
        <text:list-item>
          <text:p text:style-name="P106">Descripción de la aplicación y las funcionalidades que satisface.</text:p>
        </text:list-item>
        <text:list-item>
          <text:p text:style-name="P106">Modos de acceso a la aplicación y escenarios de uso.</text:p>
        </text:list-item>
        <text:list-item>
          <text:p text:style-name="P106">Intensidad y volumen de uso esperado, en cuanto a datos y en cuanto a concurrencia de usuarios.</text:p>
        </text:list-item>
      </text:list>
      <text:p text:style-name="P26"/>
      <table:table table:name="Tabla4" table:style-name="Tabla4">
        <table:table-column table:style-name="Tabla4.A"/>
        <table:table-row table:style-name="Tabla4.1">
          <table:table-cell table:style-name="Tabla4.A1" office:value-type="string">
            <text:h text:style-name="P103"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26">Explicar la estrategia o estrategias a seguir para una prueba completa de la aplicación.</text:p>
            <text:p text:style-name="P26">Definir los puntos críticos más importantes en los que las pruebas deben ser más intensas.</text:p>
            <text:p text:style-name="P28"/>
          </table:table-cell>
        </table:table-row>
      </table:table>
      <text:p text:style-name="P57"/>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03"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58">NÚM.</text:p>
          </table:table-cell>
          <table:table-cell table:style-name="Tabla5.A2" office:value-type="string">
            <text:p text:style-name="P58">CONTEXTO DE LAS PRUEBAS</text:p>
          </table:table-cell>
          <table:table-cell table:style-name="Tabla5.C2" office:value-type="string">
            <text:p text:style-name="P58">PRIORIDAD</text:p>
          </table:table-cell>
        </table:table-row>
        <table:table-row table:style-name="Tabla5.3">
          <table:table-cell table:style-name="Tabla5.A3" office:value-type="string">
            <text:p text:style-name="P60">1</text:p>
          </table:table-cell>
          <table:table-cell table:style-name="Tabla5.B3" office:value-type="string">
            <text:p text:style-name="P70">Detallar la configuración de equipos y otros dispositivos necesaria para hacer la</text:p>
            <text:p text:style-name="P70">prueba</text:p>
          </table:table-cell>
          <table:table-cell table:style-name="Tabla5.C3" office:value-type="string">
            <text:p text:style-name="P71">media</text:p>
          </table:table-cell>
        </table:table-row>
        <table:table-row table:style-name="Tabla5.3">
          <table:table-cell table:style-name="Tabla5.A4" office:value-type="string">
            <text:p text:style-name="P79">2</text:p>
          </table:table-cell>
          <table:table-cell table:style-name="Tabla5.B4" office:value-type="string">
            <text:p text:style-name="P80"><text:span text:style-name="T27">Entregar resultados en las distintas etapas de pruebas a realizar</text:span>, <text:span text:style-name="T27">con </text:span>historias de usuario en sistema, <text:span text:style-name="T28">conforme al ciclo de vida.</text:span></text:p>
          </table:table-cell>
          <table:table-cell table:style-name="Tabla5.C4" office:value-type="string">
            <text:p text:style-name="P67">media</text:p>
          </table:table-cell>
        </table:table-row>
        <table:table-row table:style-name="Tabla5.3">
          <table:table-cell table:style-name="Tabla5.A2" office:value-type="string">
            <text:p text:style-name="P58">NÚM.</text:p>
          </table:table-cell>
          <table:table-cell table:style-name="Tabla5.A2" office:value-type="string">
            <text:p text:style-name="P58">MODOS DE ACCESO A LA APLICACIÓN Y ESCENARIOS DE USO QUE DEBEN <text:s/>SER PROBADOS</text:p>
          </table:table-cell>
          <table:table-cell table:style-name="Tabla5.C2" office:value-type="string">
            <text:p text:style-name="P58">PRIORIDAD</text:p>
          </table:table-cell>
        </table:table-row>
        <text:soft-page-break/>
        <table:table-row table:style-name="Tabla5.3">
          <table:table-cell table:style-name="Tabla5.A6" office:value-type="string">
            <text:p text:style-name="P77">1</text:p>
          </table:table-cell>
          <table:table-cell table:style-name="Tabla5.B6" office:value-type="string">
            <text:p text:style-name="P109">Aplicación debe probar<text:span text:style-name="T31"> su portabilidad</text:span>, definiendo su uso web <text:span text:style-name="T30">en</text:span> equipo escritorio <text:span text:style-name="T27">y móvil</text:span></text:p>
          </table:table-cell>
          <table:table-cell table:style-name="Tabla5.C6" office:value-type="string">
            <text:p text:style-name="P67">media</text:p>
          </table:table-cell>
        </table:table-row>
        <table:table-row table:style-name="Tabla5.3">
          <table:table-cell table:style-name="Tabla5.A7" office:value-type="string">
            <text:p text:style-name="P67">2</text:p>
          </table:table-cell>
          <table:table-cell table:style-name="Tabla5.B7" office:value-type="string">
            <text:p text:style-name="P110">Aplicación debe probar su portabilidad, definiendo su uso web <text:span text:style-name="T30">en</text:span> equipo escritorio <text:span text:style-name="T27">y móvil</text:span></text:p>
          </table:table-cell>
          <table:table-cell table:style-name="Tabla5.C7" office:value-type="string">
            <text:p text:style-name="P69">Alta</text:p>
          </table:table-cell>
        </table:table-row>
        <table:table-row table:style-name="Tabla5.3">
          <table:table-cell table:style-name="Tabla5.A8" office:value-type="string">
            <text:p text:style-name="P69">3</text:p>
          </table:table-cell>
          <table:table-cell table:style-name="Tabla5.B8" office:value-type="string">
            <text:p text:style-name="P111">Aplicación debe ser segura, donde perfiles definan que tipo de información acceden</text:p>
          </table:table-cell>
          <table:table-cell table:style-name="Tabla5.C8" office:value-type="string">
            <text:p text:style-name="P69">Alta</text:p>
          </table:table-cell>
        </table:table-row>
        <table:table-row table:style-name="Tabla5.3">
          <table:table-cell table:style-name="Tabla5.A2" office:value-type="string">
            <text:p text:style-name="P58">NÚM.</text:p>
          </table:table-cell>
          <table:table-cell table:style-name="Tabla5.A2" office:value-type="string">
            <text:p text:style-name="P58">OTROS SISTEMAS QUE DEBEN ESTAR DISPONIBLES / ACCESIBLES PARA LAS PRUEBAS</text:p>
          </table:table-cell>
          <table:table-cell table:style-name="Tabla5.C2" office:value-type="string">
            <text:p text:style-name="P58">PRIORIDAD</text:p>
          </table:table-cell>
        </table:table-row>
        <table:table-row table:style-name="Tabla5.3">
          <table:table-cell table:style-name="Tabla5.A10" office:value-type="string">
            <text:p text:style-name="P77">1</text:p>
          </table:table-cell>
          <table:table-cell table:style-name="Tabla5.B10" office:value-type="string">
            <text:p text:style-name="P62">Servicio de datos en almacenamiento deben estar constantemente operativos</text:p>
          </table:table-cell>
          <table:table-cell table:style-name="Tabla5.C10" office:value-type="string">
            <text:p text:style-name="P67">media</text:p>
          </table:table-cell>
        </table:table-row>
        <table:table-row table:style-name="Tabla5.3">
          <table:table-cell table:style-name="Tabla5.A11" office:value-type="string">
            <text:p text:style-name="P61"/>
          </table:table-cell>
          <table:table-cell table:style-name="Tabla5.B11" office:value-type="string">
            <text:p text:style-name="P62"/>
          </table:table-cell>
          <table:table-cell table:style-name="Tabla5.C11" office:value-type="string">
            <text:p text:style-name="P61"/>
          </table:table-cell>
        </table:table-row>
        <table:table-row table:style-name="Tabla5.3">
          <table:table-cell table:style-name="Tabla5.A2" office:value-type="string">
            <text:p text:style-name="P58">NÚM.</text:p>
          </table:table-cell>
          <table:table-cell table:style-name="Tabla5.A2" office:value-type="string">
            <text:p text:style-name="P58">OTROS PREREQUISITOS PARA PODER HACER LAS PRUEBAS</text:p>
          </table:table-cell>
          <table:table-cell table:style-name="Tabla5.C2" office:value-type="string">
            <text:p text:style-name="P58">PRIORIDAD</text:p>
          </table:table-cell>
        </table:table-row>
        <table:table-row table:style-name="Tabla5.3">
          <table:table-cell table:style-name="Tabla5.A13" office:value-type="string">
            <text:p text:style-name="P77">1</text:p>
          </table:table-cell>
          <table:table-cell table:style-name="Tabla5.B13" office:value-type="string">
            <text:p text:style-name="P62">La existencia de productos en el inventario debe ser coherente con los del sistema</text:p>
          </table:table-cell>
          <table:table-cell table:style-name="Tabla5.C13" office:value-type="string">
            <text:p text:style-name="P67">alta</text:p>
          </table:table-cell>
        </table:table-row>
        <table:table-row table:style-name="Tabla5.3">
          <table:table-cell table:style-name="Tabla5.A14" office:value-type="string">
            <text:p text:style-name="P61"/>
          </table:table-cell>
          <table:table-cell table:style-name="Tabla5.B14" office:value-type="string">
            <text:p text:style-name="P62"/>
          </table:table-cell>
          <table:table-cell table:style-name="Tabla5.C14" office:value-type="string">
            <text:p text:style-name="P61"/>
          </table:table-cell>
        </table:table-row>
        <table:table-row table:style-name="Tabla5.3">
          <table:table-cell table:style-name="Tabla5.A2" office:value-type="string">
            <text:p text:style-name="P58">NÚM.</text:p>
          </table:table-cell>
          <table:table-cell table:style-name="Tabla5.A2" office:value-type="string">
            <text:p text:style-name="P58">JUEGOS DE DATOS NECESARIOS PARA HACER LAS PRUEBAS</text:p>
          </table:table-cell>
          <table:table-cell table:style-name="Tabla5.C2" office:value-type="string">
            <text:p text:style-name="P58">PRIORIDAD</text:p>
          </table:table-cell>
        </table:table-row>
        <table:table-row table:style-name="Tabla5.3">
          <table:table-cell table:style-name="Tabla5.A16" office:value-type="string">
            <text:p text:style-name="P77">1</text:p>
          </table:table-cell>
          <table:table-cell table:style-name="Tabla5.B16" office:value-type="string">
            <text:p text:style-name="P62">Base de datos relacional para productos, proveedores, órdenes de compra y</text:p>
            <text:p text:style-name="P62">préstamos</text:p>
          </table:table-cell>
          <table:table-cell table:style-name="Tabla5.C16" office:value-type="string">
            <text:p text:style-name="P67">alta</text:p>
          </table:table-cell>
        </table:table-row>
      </table:table>
      <text:p text:style-name="P38"/>
      <text:p text:style-name="P38"/>
      <text:p text:style-name="P38"/>
      <text:p text:style-name="P38"/>
      <text:p text:style-name="P38"/>
      <text:p text:style-name="P38"/>
      <text:p text:style-name="P38"/>
      <text:p text:style-name="P38"/>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03"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00">Nº</text:p>
          </table:table-cell>
          <table:table-cell table:style-name="Tabla6.A2" office:value-type="string">
            <text:p text:style-name="P93">FUNCIÓN</text:p>
          </table:table-cell>
          <table:table-cell table:style-name="Tabla6.A2" office:value-type="string">
            <text:p text:style-name="P93">NC</text:p>
          </table:table-cell>
          <table:table-cell table:style-name="Tabla6.D2" office:value-type="string">
            <text:p text:style-name="P93">ESPECIFICACIÓN DE LAS PRUEBAS</text:p>
          </table:table-cell>
        </table:table-row>
        <table:table-row table:style-name="Tabla6.1">
          <table:table-cell table:style-name="Tabla6.A3" office:value-type="string">
            <text:p text:style-name="P63">1</text:p>
          </table:table-cell>
          <table:table-cell table:style-name="Tabla6.B3" office:value-type="string">
            <text:p text:style-name="P73">tests/features/LoginAcces.php</text:p>
          </table:table-cell>
          <table:table-cell table:style-name="Tabla6.C3" office:value-type="string">
            <text:p text:style-name="P72"/>
          </table:table-cell>
          <table:table-cell table:style-name="Tabla6.D3" office:value-type="string">
            <text:p text:style-name="P64"/>
          </table:table-cell>
        </table:table-row>
        <table:table-row table:style-name="Tabla6.1">
          <table:table-cell table:style-name="Tabla6.A4" office:value-type="string">
            <text:p text:style-name="P64"/>
          </table:table-cell>
          <table:table-cell table:style-name="Tabla6.B4" office:value-type="string">
            <text:p text:style-name="P65"/>
          </table:table-cell>
          <table:table-cell table:style-name="Tabla6.C4" office:value-type="string">
            <text:p text:style-name="P59">1</text:p>
          </table:table-cell>
          <table:table-cell table:style-name="Tabla6.D4" office:value-type="string">
            <text:p text:style-name="P87"><text:span text:style-name="T8">Descripción: </text:span>Validación y redirección de credenciales</text:p>
            <text:p text:style-name="P84">Requisitos probados:</text:p>
            <text:p text:style-name="P87"><text:span text:style-name="T8">Objetivo:</text:span> Comprobar que sólo los usuarios autorizados tienen acceso a la</text:p>
            <text:p text:style-name="P87">aplicación.</text:p>
            <text:p text:style-name="P84">Pruebas a realizar:</text:p>
            <text:p text:style-name="P87">T-1. Comprobar que un usuario autorizado tiene acceso a la aplicación.</text:p>
            <text:p text:style-name="P87">T-2. Comprobar que un usuario autorizado con un password incorrecto no accede.</text:p>
            <text:p text:style-name="P87">T-3. Comprobar que un usuario inexistente no tiene acceso.</text:p>
            <text:p text:style-name="P38"/>
          </table:table-cell>
        </table:table-row>
        <table:table-row table:style-name="Tabla6.1">
          <table:table-cell table:style-name="Tabla6.A5" office:value-type="string">
            <text:p text:style-name="P64"/>
          </table:table-cell>
          <table:table-cell table:style-name="Tabla6.B5" office:value-type="string">
            <text:p text:style-name="P64"/>
          </table:table-cell>
          <table:table-cell table:style-name="Tabla6.C5" office:value-type="string">
            <text:p text:style-name="P59">2</text:p>
          </table:table-cell>
          <table:table-cell table:style-name="Tabla6.D5" office:value-type="string">
            <text:p text:style-name="P87"><text:span text:style-name="T8">Descripción: </text:span>Consulta de Aplicación.</text:p>
            <text:p text:style-name="P84">Requisitos probados:</text:p>
            <text:p text:style-name="P87"><text:span text:style-name="T8">Objetivo: </text:span>Comprobar la correcta recuperación de toda la información asociada a</text:p>
            <text:p text:style-name="P87">productos, trabajadores y proveedores</text:p>
            <text:p text:style-name="P84">Pruebas a realizar:</text:p>
            <text:p text:style-name="P87">T-1. Comprobar que se visualiza la disponibilidad de productos</text:p>
            <text:p text:style-name="P87">T-2. Comprobar que están todos los datos de los trabajadores y proveedores</text:p>
            <text:p text:style-name="P87">T-3. Comprobar que los datos del inventario sean coherentes con los de bodega.</text:p>
          </table:table-cell>
        </table:table-row>
        <table:table-row table:style-name="Tabla6.1">
          <table:table-cell table:style-name="Tabla6.A6" office:value-type="string">
            <text:p text:style-name="P64"/>
          </table:table-cell>
          <table:table-cell table:style-name="Tabla6.B6" office:value-type="string">
            <text:p text:style-name="P64"/>
          </table:table-cell>
          <table:table-cell table:style-name="Tabla6.C6" office:value-type="string">
            <text:p text:style-name="P59">3</text:p>
          </table:table-cell>
          <table:table-cell table:style-name="Tabla6.D6" office:value-type="string">
            <text:p text:style-name="P82"><text:span text:style-name="T7">Descripción:</text:span><text:span text:style-name="T9"> Búsqueda de Items del inventario</text:span></text:p>
            <text:p text:style-name="P82"><text:span text:style-name="T7">Requisitos probados: </text:span><text:span text:style-name="T9">Prueba genérica.</text:span></text:p>
            <text:p text:style-name="P82"><text:soft-page-break/><text:span text:style-name="T7">Objetivo:</text:span><text:span text:style-name="T9"> Ítem del inventario cuente con su información correspondiente y</text:span></text:p>
            <text:p text:style-name="P87">disponible para procesos de prestamo.</text:p>
            <text:p text:style-name="P84">Pruebas a realizar:</text:p>
            <text:p text:style-name="P87">T-1. Comprobar que el ítem se encuentra en la lista</text:p>
            <text:p text:style-name="P87">T-2. Corroborar que el ítem puede manejarse para procesos de préstamo</text:p>
            <text:p text:style-name="P87">T-3. Permitir que ítem pueda asociarse a un trabajador para préstamo</text:p>
            <text:p text:style-name="P82"><text:span text:style-name="T7">Comprobar Precondiciones:</text:span><text:span text:style-name="T9"> el ítem debe existir en bodega.</text:span></text:p>
          </table:table-cell>
        </table:table-row>
      </table:table>
      <text:p text:style-name="P38"/>
      <text:p text:style-name="P38"/>
      <text:p text:style-name="P38"/>
      <text:p text:style-name="P38"/>
      <text:p text:style-name="P38"/>
      <text:p text:style-name="P38"/>
      <text:h text:style-name="P112"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03"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01">Nº</text:p>
          </table:table-cell>
          <table:table-cell table:style-name="Tabla7.A2" office:value-type="string">
            <text:p text:style-name="P93">FUNCIÓN</text:p>
          </table:table-cell>
          <table:table-cell table:style-name="Tabla7.A2" office:value-type="string">
            <text:p text:style-name="P93">NC</text:p>
          </table:table-cell>
          <table:table-cell table:style-name="Tabla7.A2" office:value-type="string">
            <text:p text:style-name="P93">NT</text:p>
          </table:table-cell>
          <table:table-cell table:style-name="Tabla7.E2" office:value-type="string">
            <text:p text:style-name="P93">ESPECIFICACIÓN DE LAS PRUEBAS</text:p>
          </table:table-cell>
        </table:table-row>
        <table:table-row table:style-name="Tabla7.1">
          <table:table-cell table:style-name="Tabla7.A3" office:value-type="string">
            <text:p text:style-name="P63">1</text:p>
          </table:table-cell>
          <table:table-cell table:style-name="Tabla7.B3" office:value-type="string">
            <text:p text:style-name="P74">Función que se prueba 1</text:p>
          </table:table-cell>
          <table:table-cell table:style-name="Tabla7.C3" office:value-type="string">
            <text:p text:style-name="P72"/>
          </table:table-cell>
          <table:table-cell table:style-name="Tabla7.D3" office:value-type="string">
            <text:p text:style-name="P65"/>
          </table:table-cell>
          <table:table-cell table:style-name="Tabla7.E3" office:value-type="string">
            <text:p text:style-name="P64"/>
          </table:table-cell>
        </table:table-row>
        <table:table-row table:style-name="Tabla7.1">
          <table:table-cell table:style-name="Tabla7.A4" office:value-type="string">
            <text:p text:style-name="P64"/>
          </table:table-cell>
          <table:table-cell table:style-name="Tabla7.B4" office:value-type="string">
            <text:p text:style-name="P65"/>
          </table:table-cell>
          <table:table-cell table:style-name="Tabla7.C4" office:value-type="string">
            <text:p text:style-name="P59">1</text:p>
          </table:table-cell>
          <table:table-cell table:style-name="Tabla7.D4" office:value-type="string">
            <text:p text:style-name="P65"/>
          </table:table-cell>
          <table:table-cell table:style-name="Tabla7.E4" office:value-type="string">
            <text:p text:style-name="P92"><text:span text:style-name="T7">Descripción: </text:span><text:span text:style-name="T9">Acceso del usuario a la aplicación.</text:span></text:p>
            <text:p text:style-name="P92"><text:span text:style-name="T6">Requisitos probados:</text:span><text:span text:style-name="T9"> </text:span><text:span text:style-name="T25">REM [UC-0002]</text:span></text:p>
            <text:p text:style-name="P92"><text:span text:style-name="T7">Objetivo: </text:span><text:span text:style-name="T9">Comprobar que sólo los usuarios autorizados tienen acceso a la aplicación.</text:span></text:p>
            <text:p text:style-name="P92"><text:span text:style-name="T7">Precondiciones: </text:span><text:span text:style-name="T9">El usuario debe tener acceso a la aplicación.</text:span></text:p>
            <text:p text:style-name="P92"><text:span text:style-name="T7">Procedimiento de prueba:</text:span><text:span text:style-name="T9"> Se realizan secuencialmente todas las tareas de prueba validando el resultado tras cada una de ellas.</text:span></text:p>
            <text:p text:style-name="P44"><text:span text:style-name="T6">Automatización de la Prueba:</text:span><text:span text:style-name="T9"> <text:s/></text:span></text:p>
            <text:list xml:id="list3113317305" text:style-name="WW8Num26">
              <text:list-item>
                <text:p text:style-name="P104">Junit:</text:p>
              </text:list-item>
              <text:list-item>
                <text:p text:style-name="P104">Jmeter: </text:p>
              </text:list-item>
            </text:list>
          </table:table-cell>
        </table:table-row>
        <table:table-row table:style-name="Tabla7.1">
          <table:table-cell table:style-name="Tabla7.A5" office:value-type="string">
            <text:p text:style-name="P64"/>
          </table:table-cell>
          <table:table-cell table:style-name="Tabla7.B5" office:value-type="string">
            <text:p text:style-name="P64"/>
          </table:table-cell>
          <table:table-cell table:style-name="Tabla7.C5" office:value-type="string">
            <text:p text:style-name="P65"/>
          </table:table-cell>
          <table:table-cell table:style-name="Tabla7.D5" office:value-type="string">
            <text:p text:style-name="P59">T1</text:p>
          </table:table-cell>
          <table:table-cell table:style-name="Tabla7.E5" office:value-type="string">
            <text:p text:style-name="P82"><text:span text:style-name="T6">Prueba a realizar:</text:span><text:span text:style-name="T9"> Comprobar que un usuario autorizado tiene acceso a la aplicación.</text:span></text:p>
            <text:p text:style-name="P82"><text:span text:style-name="T6">Estimulo (acciones a realizar):</text:span><text:span text:style-name="T9"> </text:span></text:p>
            <text:p text:style-name="P82"><text:span text:style-name="T6">Respuesta esperada:</text:span><text:span text:style-name="T9"> </text:span></text:p>
            <text:p text:style-name="P88"/>
          </table:table-cell>
        </table:table-row>
        <table:table-row table:style-name="Tabla7.1">
          <table:table-cell table:style-name="Tabla7.A6" office:value-type="string">
            <text:p text:style-name="P66"/>
          </table:table-cell>
          <table:table-cell table:style-name="Tabla7.B6" office:value-type="string">
            <text:p text:style-name="P64"/>
          </table:table-cell>
          <table:table-cell table:style-name="Tabla7.C6" office:value-type="string">
            <text:p text:style-name="P65"/>
          </table:table-cell>
          <table:table-cell table:style-name="Tabla7.D6" office:value-type="string">
            <text:p text:style-name="P59">T2</text:p>
          </table:table-cell>
          <table:table-cell table:style-name="Tabla7.E6" office:value-type="string">
            <text:p text:style-name="P82"><text:span text:style-name="T6">Prueba a realizar: </text:span><text:span text:style-name="T9">Comprobar que un usuario autorizado con un password incorrecto no accede.</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7" office:value-type="string">
            <text:p text:style-name="P76"/>
          </table:table-cell>
          <table:table-cell table:style-name="Tabla7.B7" office:value-type="string">
            <text:p text:style-name="P64"/>
          </table:table-cell>
          <table:table-cell table:style-name="Tabla7.C7" office:value-type="string">
            <text:p text:style-name="P65"/>
          </table:table-cell>
          <table:table-cell table:style-name="Tabla7.D7" office:value-type="string">
            <text:p text:style-name="P59">T3</text:p>
          </table:table-cell>
          <table:table-cell table:style-name="Tabla7.E7" office:value-type="string">
            <text:p text:style-name="P82"><text:span text:style-name="T6">Prueba a realizar: </text:span><text:span text:style-name="T9">Comprobar que un usuario no autorizado recibe el apropiado mensaje de no autorizado y no puede acceder.</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8" office:value-type="string">
            <text:p text:style-name="P76"/>
          </table:table-cell>
          <table:table-cell table:style-name="Tabla7.B8" office:value-type="string">
            <text:p text:style-name="P64"/>
          </table:table-cell>
          <table:table-cell table:style-name="Tabla7.C8" office:value-type="string">
            <text:p text:style-name="P65"/>
          </table:table-cell>
          <table:table-cell table:style-name="Tabla7.D8" office:value-type="string">
            <text:p text:style-name="P59">T4</text:p>
          </table:table-cell>
          <table:table-cell table:style-name="Tabla7.E8" office:value-type="string">
            <text:p text:style-name="P82"><text:span text:style-name="T6">Prueba a realizar: </text:span><text:span text:style-name="T9">Comprobar que un usuario inexistente no tiene acceso.</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9" office:value-type="string">
            <text:p text:style-name="P76"/>
          </table:table-cell>
          <table:table-cell table:style-name="Tabla7.B9" office:value-type="string">
            <text:p text:style-name="P64"/>
          </table:table-cell>
          <table:table-cell table:style-name="Tabla7.C9" office:value-type="string">
            <text:p text:style-name="P59">2</text:p>
          </table:table-cell>
          <table:table-cell table:style-name="Tabla7.D9" office:value-type="string">
            <text:p text:style-name="P65"/>
          </table:table-cell>
          <table:table-cell table:style-name="Tabla7.E9" office:value-type="string">
            <text:p text:style-name="P82"><text:span text:style-name="T7">Descripción: </text:span><text:span text:style-name="T9">Consulta de Aplicación.</text:span></text:p>
            <text:p text:style-name="P82"><text:span text:style-name="T6">Requisitos probados:</text:span><text:span text:style-name="T9"> </text:span><text:span text:style-name="T25">REM [UC-0002]</text:span></text:p>
            <text:p text:style-name="P82"><text:span text:style-name="T7">Objetivo: </text:span><text:span text:style-name="T9">Comprobar la correcta recuperación de toda la información </text:span><text:soft-page-break/><text:span text:style-name="T9">asociada a un registro del catálogo de Aplicación</text:span></text:p>
            <text:p text:style-name="P82"><text:span text:style-name="T7">Precondiciones: </text:span><text:span text:style-name="T9">El usuario debe tener acceso a la aplicación.</text:span></text:p>
            <text:p text:style-name="P82"><text:span text:style-name="T7">Procedimiento de prueba:</text:span><text:span text:style-name="T9"> Se realizan secuencialmente todas las tareas de prueba validando el resultado tras cada una de ellas.</text:span></text:p>
            <text:p text:style-name="Standard"><text:span text:style-name="T6">Automatización de la Prueba:</text:span><text:span text:style-name="T9"> <text:s/></text:span></text:p>
            <text:list xml:id="list205245420796979" text:continue-numbering="true" text:style-name="WW8Num26">
              <text:list-item>
                <text:p text:style-name="P104">Junit:</text:p>
              </text:list-item>
              <text:list-item>
                <text:p text:style-name="P108">Jmeter: </text:p>
              </text:list-item>
            </text:list>
          </table:table-cell>
        </table:table-row>
        <table:table-row table:style-name="Tabla7.1">
          <table:table-cell table:style-name="Tabla7.A10" office:value-type="string">
            <text:p text:style-name="P64"/>
          </table:table-cell>
          <table:table-cell table:style-name="Tabla7.B10" office:value-type="string">
            <text:p text:style-name="P64"/>
          </table:table-cell>
          <table:table-cell table:style-name="Tabla7.C10" office:value-type="string">
            <text:p text:style-name="P65"/>
          </table:table-cell>
          <table:table-cell table:style-name="Tabla7.D10" office:value-type="string">
            <text:p text:style-name="P59">T1</text:p>
          </table:table-cell>
          <table:table-cell table:style-name="Tabla7.E10" office:value-type="string">
            <text:p text:style-name="P82"><text:span text:style-name="T6">Prueba a realizar:</text:span><text:span text:style-name="T9"> Seleccionando un usuario en la lista se obtienen todos sus datos.</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11" office:value-type="string">
            <text:p text:style-name="P76"/>
          </table:table-cell>
          <table:table-cell table:style-name="Tabla7.B11" office:value-type="string">
            <text:p text:style-name="P64"/>
          </table:table-cell>
          <table:table-cell table:style-name="Tabla7.C11" office:value-type="string">
            <text:p text:style-name="P65"/>
          </table:table-cell>
          <table:table-cell table:style-name="Tabla7.D11" office:value-type="string">
            <text:p text:style-name="P59">T2</text:p>
          </table:table-cell>
          <table:table-cell table:style-name="Tabla7.E11" office:value-type="string">
            <text:p text:style-name="P82"><text:span text:style-name="T6">Prueba a realizar:</text:span><text:span text:style-name="T9"> Comprobar que están todos los datos.</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12" office:value-type="string">
            <text:p text:style-name="P76"/>
          </table:table-cell>
          <table:table-cell table:style-name="Tabla7.B12" office:value-type="string">
            <text:p text:style-name="P64"/>
          </table:table-cell>
          <table:table-cell table:style-name="Tabla7.C12" office:value-type="string">
            <text:p text:style-name="P65"/>
          </table:table-cell>
          <table:table-cell table:style-name="Tabla7.D12" office:value-type="string">
            <text:p text:style-name="P59">T3</text:p>
          </table:table-cell>
          <table:table-cell table:style-name="Tabla7.E12" office:value-type="string">
            <text:p text:style-name="P83">Prueba a realizar: </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13" office:value-type="string">
            <text:p text:style-name="P78"><text:s/></text:p>
          </table:table-cell>
          <table:table-cell table:style-name="Tabla7.B13" office:value-type="string">
            <text:p text:style-name="P64"/>
          </table:table-cell>
          <table:table-cell table:style-name="Tabla7.C13" office:value-type="string">
            <text:p text:style-name="P59">3</text:p>
          </table:table-cell>
          <table:table-cell table:style-name="Tabla7.D13" office:value-type="string">
            <text:p text:style-name="P65"/>
          </table:table-cell>
          <table:table-cell table:style-name="Tabla7.E13" office:value-type="string">
            <text:p text:style-name="P82"><text:span text:style-name="T7">Descripción: </text:span><text:span text:style-name="T9">Búsqueda de Usuarios con sus Cuentas Bloqueadas.</text:span></text:p>
            <text:p text:style-name="P82"><text:span text:style-name="T6">Requisitos probados:</text:span><text:span text:style-name="T9"> Prueba genérica.</text:span></text:p>
            <text:p text:style-name="P82"><text:span text:style-name="T7">Objetivo: </text:span><text:span text:style-name="T9">seleccionar las cuentas de usuarios bloqueadas que vamos a desbloquear</text:span></text:p>
            <text:p text:style-name="P82"><text:span text:style-name="T7">Precondiciones: </text:span><text:span text:style-name="T9">El usuario debe tener acceso a la aplicación.</text:span></text:p>
            <text:p text:style-name="P82"><text:span text:style-name="T7">Procedimiento de prueba:</text:span><text:span text:style-name="T9"> Se realizan secuencialmente todas las tareas de prueba validando el resultado tras cada una de ellas.</text:span></text:p>
            <text:p text:style-name="Standard"><text:span text:style-name="T6">Automatización de la Prueba:</text:span><text:span text:style-name="T9"> <text:s/></text:span></text:p>
            <text:list xml:id="list205245458468870" text:continue-numbering="true" text:style-name="WW8Num26">
              <text:list-item>
                <text:p text:style-name="P104">Junit:</text:p>
              </text:list-item>
              <text:list-item>
                <text:p text:style-name="P108">Jmeter:</text:p>
              </text:list-item>
            </text:list>
          </table:table-cell>
        </table:table-row>
        <table:table-row table:style-name="Tabla7.1">
          <table:table-cell table:style-name="Tabla7.A14" office:value-type="string">
            <text:p text:style-name="P64"/>
          </table:table-cell>
          <table:table-cell table:style-name="Tabla7.B14" office:value-type="string">
            <text:p text:style-name="P64"/>
          </table:table-cell>
          <table:table-cell table:style-name="Tabla7.C14" office:value-type="string">
            <text:p text:style-name="P65"/>
          </table:table-cell>
          <table:table-cell table:style-name="Tabla7.D14" office:value-type="string">
            <text:p text:style-name="P59">T1</text:p>
          </table:table-cell>
          <table:table-cell table:style-name="Tabla7.E14" office:value-type="string">
            <text:p text:style-name="P82"><text:span text:style-name="T6">Prueba a realizar:</text:span><text:span text:style-name="T9"> Comprobar que un registro bloqueado efectivamente se desbloquea.</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15" office:value-type="string">
            <text:p text:style-name="P76"/>
          </table:table-cell>
          <table:table-cell table:style-name="Tabla7.B15" office:value-type="string">
            <text:p text:style-name="P64"/>
          </table:table-cell>
          <table:table-cell table:style-name="Tabla7.C15" office:value-type="string">
            <text:p text:style-name="P65"/>
          </table:table-cell>
          <table:table-cell table:style-name="Tabla7.D15" office:value-type="string">
            <text:p text:style-name="P59">T2</text:p>
          </table:table-cell>
          <table:table-cell table:style-name="Tabla7.E15" office:value-type="string">
            <text:p text:style-name="P82"><text:span text:style-name="T6">Prueba a realizar:</text:span><text:span text:style-name="T9"> Comprobar que con un registro no bloqueado la aplicación no hace nada.</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16" office:value-type="string">
            <text:p text:style-name="P76"/>
          </table:table-cell>
          <table:table-cell table:style-name="Tabla7.B16" office:value-type="string">
            <text:p text:style-name="P64"/>
          </table:table-cell>
          <table:table-cell table:style-name="Tabla7.C16" office:value-type="string">
            <text:p text:style-name="P65"/>
          </table:table-cell>
          <table:table-cell table:style-name="Tabla7.D16" office:value-type="string">
            <text:p text:style-name="P59">T3</text:p>
          </table:table-cell>
          <table:table-cell table:style-name="Tabla7.E16" office:value-type="string">
            <text:p text:style-name="P82"><text:span text:style-name="T6">Prueba a realizar:</text:span><text:span text:style-name="T9"> Comprobar que es posible seleccionar varios registros boqueados y no bloqueados y que todos quedan desbloqueados.</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17" office:value-type="string">
            <text:p text:style-name="P76"/>
          </table:table-cell>
          <table:table-cell table:style-name="Tabla7.B17" office:value-type="string">
            <text:p text:style-name="P64"/>
          </table:table-cell>
          <table:table-cell table:style-name="Tabla7.C17" office:value-type="string">
            <text:p text:style-name="P65"/>
          </table:table-cell>
          <table:table-cell table:style-name="Tabla7.D17" office:value-type="string">
            <text:p text:style-name="P59">T4</text:p>
          </table:table-cell>
          <table:table-cell table:style-name="Tabla7.E17" office:value-type="string">
            <text:p text:style-name="P82"><text:span text:style-name="T6">Prueba a realizar:</text:span><text:span text:style-name="T9"> </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able:table-row table:style-name="Tabla7.1">
          <table:table-cell table:style-name="Tabla7.A18" office:value-type="string">
            <text:p text:style-name="P63">2</text:p>
          </table:table-cell>
          <table:table-cell table:style-name="Tabla7.B18" office:value-type="string">
            <text:p text:style-name="P74">Función que se prueba 2</text:p>
          </table:table-cell>
          <table:table-cell table:style-name="Tabla7.C18" office:value-type="string">
            <text:p text:style-name="P72"/>
          </table:table-cell>
          <table:table-cell table:style-name="Tabla7.D18" office:value-type="string">
            <text:p text:style-name="P65"/>
          </table:table-cell>
          <table:table-cell table:style-name="Tabla7.E18" office:value-type="string">
            <text:p text:style-name="P64"/>
          </table:table-cell>
        </table:table-row>
        <table:table-row table:style-name="Tabla7.1">
          <table:table-cell table:style-name="Tabla7.A19" office:value-type="string">
            <text:p text:style-name="P64"/>
          </table:table-cell>
          <table:table-cell table:style-name="Tabla7.B19" office:value-type="string">
            <text:p text:style-name="P64"/>
          </table:table-cell>
          <table:table-cell table:style-name="Tabla7.C19" office:value-type="string">
            <text:p text:style-name="P65"/>
          </table:table-cell>
          <table:table-cell table:style-name="Tabla7.D19" office:value-type="string">
            <text:p text:style-name="P65"/>
          </table:table-cell>
          <table:table-cell table:style-name="Tabla7.E19" office:value-type="string">
            <text:list xml:id="list2842378318" text:style-name="WW8Num41">
              <text:list-item>
                <text:p text:style-name="P105"/>
              </text:list-item>
            </text:list>
          </table:table-cell>
        </table:table-row>
      </table:table>
      <text:p text:style-name="P38"/>
      <text:p text:style-name="P38"/>
      <text:p text:style-name="P54"/>
      <text:p text:style-name="P38"/>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103"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93">Nº</text:p>
          </table:table-cell>
          <table:table-cell table:style-name="Tabla8.A2" office:value-type="string">
            <text:p text:style-name="P93">FUNCIÓN</text:p>
          </table:table-cell>
          <table:table-cell table:style-name="Tabla8.A2" office:value-type="string">
            <text:p text:style-name="P93">NC</text:p>
          </table:table-cell>
          <table:table-cell table:style-name="Tabla8.A2" office:value-type="string">
            <text:p text:style-name="P93">NT</text:p>
          </table:table-cell>
          <table:table-cell table:style-name="Tabla8.E2" office:value-type="string">
            <text:p text:style-name="P93">ESPECIFICACIÓN DE LAS PRUEBAS</text:p>
          </table:table-cell>
        </table:table-row>
        <table:table-row table:style-name="Tabla8.1">
          <table:table-cell table:style-name="Tabla8.A3" office:value-type="string">
            <text:p text:style-name="P63">1</text:p>
          </table:table-cell>
          <table:table-cell table:style-name="Tabla8.B3" office:value-type="string">
            <text:p text:style-name="P75">LoginAccess.php</text:p>
          </table:table-cell>
          <table:table-cell table:style-name="Tabla8.C3" office:value-type="string">
            <text:p text:style-name="P72"/>
          </table:table-cell>
          <table:table-cell table:style-name="Tabla8.D3" office:value-type="string">
            <text:p text:style-name="P65"/>
          </table:table-cell>
          <table:table-cell table:style-name="Tabla8.E3" office:value-type="string">
            <text:p text:style-name="P64"/>
          </table:table-cell>
        </table:table-row>
        <table:table-row table:style-name="Tabla8.1">
          <table:table-cell table:style-name="Tabla8.A4" office:value-type="string">
            <text:p text:style-name="P64"/>
          </table:table-cell>
          <table:table-cell table:style-name="Tabla8.B4" office:value-type="string">
            <text:p text:style-name="P65"/>
          </table:table-cell>
          <table:table-cell table:style-name="Tabla8.C4" office:value-type="string">
            <text:p text:style-name="P59">R-1</text:p>
          </table:table-cell>
          <table:table-cell table:style-name="Tabla8.D4" office:value-type="string">
            <text:p text:style-name="P65"/>
          </table:table-cell>
          <table:table-cell table:style-name="Tabla8.E4" office:value-type="string">
            <text:p text:style-name="P91"><text:span text:style-name="T8">Descripción: </text:span>Acceso del usuario a la aplicación.</text:p>
            <text:p text:style-name="P85">Requisitos probados:</text:p>
            <text:p text:style-name="P91"><text:span text:style-name="T8">Objetivo: </text:span>Comprobar que sólo los usuarios autorizados tienen acceso a la</text:p>
            <text:p text:style-name="P91">aplicación.</text:p>
            <text:p text:style-name="P91"><text:span text:style-name="T8">Precondiciones: </text:span>El usuario debe tener acceso a la aplicación.</text:p>
            <text:p text:style-name="P91"><text:span text:style-name="T8">Procedimiento de prueba: </text:span>Se realiza test de login con credenciales</text:p>
            <text:p text:style-name="P91">genéricas erróneas y correctas.</text:p>
            <text:p text:style-name="P85">Automatización de la Prueba:</text:p>
            <text:p text:style-name="P91">o Junit Laravel</text:p>
          </table:table-cell>
        </table:table-row>
        <table:table-row table:style-name="Tabla8.1">
          <table:table-cell table:style-name="Tabla8.A5" office:value-type="string">
            <text:p text:style-name="P64"/>
          </table:table-cell>
          <table:table-cell table:style-name="Tabla8.B5" office:value-type="string">
            <text:p text:style-name="P64"/>
          </table:table-cell>
          <table:table-cell table:style-name="Tabla8.C5" office:value-type="string">
            <text:p text:style-name="P65"/>
          </table:table-cell>
          <table:table-cell table:style-name="Tabla8.D5" office:value-type="string">
            <text:p text:style-name="P59">T1</text:p>
          </table:table-cell>
          <table:table-cell table:style-name="Tabla8.E5" office:value-type="string">
            <text:p text:style-name="P92"><text:span text:style-name="T7">Prueba a realizar: </text:span><text:span text:style-name="T9">Comprobar que un usuario autorizado tiene acceso a la</text:span></text:p>
            <text:p text:style-name="P91">aplicación.</text:p>
            <text:p text:style-name="P92"><text:span text:style-name="T7">Estimulo (acciones a realizar): I</text:span><text:span text:style-name="T9">ngresar con credenciales correctas</text:span></text:p>
            <text:p text:style-name="P92"><text:span text:style-name="T7">Respuesta esperada: </text:span><text:span text:style-name="T9">Página principal.</text:span></text:p>
            <text:p text:style-name="P89"/>
          </table:table-cell>
        </table:table-row>
        <table:table-row table:style-name="Tabla8.1">
          <table:table-cell table:style-name="Tabla8.A6" office:value-type="string">
            <text:p text:style-name="P66"/>
          </table:table-cell>
          <table:table-cell table:style-name="Tabla8.B6" office:value-type="string">
            <text:p text:style-name="P64"/>
          </table:table-cell>
          <table:table-cell table:style-name="Tabla8.C6" office:value-type="string">
            <text:p text:style-name="P65"/>
          </table:table-cell>
          <table:table-cell table:style-name="Tabla8.D6" office:value-type="string">
            <text:p text:style-name="P59">T2</text:p>
          </table:table-cell>
          <table:table-cell table:style-name="Tabla8.E6" office:value-type="string">
            <text:p text:style-name="P92"><text:span text:style-name="T7">Prueba a realizar:</text:span><text:span text:style-name="T9"> Comprobar que un usuario autorizado con un password</text:span></text:p>
            <text:p text:style-name="P91">incorrecto no accede.</text:p>
            <text:p text:style-name="P92"><text:span text:style-name="T7">Estimulo (acciones a realizar): </text:span><text:span text:style-name="T9">Ingreso de credenciales con otro password</text:span></text:p>
            <text:p text:style-name="P92"><text:span text:style-name="T7">Respuesta esperada: </text:span><text:span text:style-name="T9">Permanecer en login y notificación del error</text:span></text:p>
            <text:p text:style-name="P85"/>
          </table:table-cell>
        </table:table-row>
        <table:table-row table:style-name="Tabla8.1">
          <table:table-cell table:style-name="Tabla8.A7" office:value-type="string">
            <text:p text:style-name="P76"/>
          </table:table-cell>
          <table:table-cell table:style-name="Tabla8.B7" office:value-type="string">
            <text:p text:style-name="P64"/>
          </table:table-cell>
          <table:table-cell table:style-name="Tabla8.C7" office:value-type="string">
            <text:p text:style-name="P65"/>
          </table:table-cell>
          <table:table-cell table:style-name="Tabla8.D7" office:value-type="string">
            <text:p text:style-name="P68">T3</text:p>
          </table:table-cell>
          <table:table-cell table:style-name="Tabla8.E7" office:value-type="string">
            <text:p text:style-name="P86">Prueba a realizar: <text:span text:style-name="T21">Comprobar que un usuario inexistente no tiene</text:span> <text:span text:style-name="T21">acceso.</text:span></text:p>
            <text:p text:style-name="P86">Estimulo (acciones a realizar): <text:span text:style-name="T21">Ingreso con otra credencial no válida</text:span></text:p>
            <text:p text:style-name="P86">Respuesta esperada: <text:span text:style-name="T21">Permanecer en login y notificación de error.</text:span></text:p>
          </table:table-cell>
        </table:table-row>
        <table:table-row table:style-name="Tabla8.1">
          <table:table-cell table:style-name="Tabla8.A8" office:value-type="string">
            <text:p text:style-name="P76"/>
          </table:table-cell>
          <table:table-cell table:style-name="Tabla8.B8" office:value-type="string">
            <text:p text:style-name="P64"/>
          </table:table-cell>
          <table:table-cell table:style-name="Tabla8.C8" office:value-type="string">
            <text:p text:style-name="P65"/>
          </table:table-cell>
          <table:table-cell table:style-name="Tabla8.D8" office:value-type="string">
            <text:p text:style-name="P65"/>
          </table:table-cell>
          <table:table-cell table:style-name="Tabla8.E8" office:value-type="string">
            <text:p text:style-name="P86"/>
          </table:table-cell>
        </table:table-row>
        <table:table-row table:style-name="Tabla8.1">
          <table:table-cell table:style-name="Tabla8.A9" office:value-type="string">
            <text:p text:style-name="P76"/>
          </table:table-cell>
          <table:table-cell table:style-name="Tabla8.B9" office:value-type="string">
            <text:p text:style-name="P64"/>
          </table:table-cell>
          <table:table-cell table:style-name="Tabla8.C9" office:value-type="string">
            <text:p text:style-name="P59">R-2</text:p>
          </table:table-cell>
          <table:table-cell table:style-name="Tabla8.D9" office:value-type="string">
            <text:p text:style-name="P65"/>
          </table:table-cell>
          <table:table-cell table:style-name="Tabla8.E9" office:value-type="string">
            <text:p text:style-name="P82"><text:span text:style-name="T7">Descripción: </text:span><text:span text:style-name="T9">Acceso del usuario a la aplicación.</text:span></text:p>
            <text:p text:style-name="P82"><text:span text:style-name="T6">Requisitos probados:</text:span><text:span text:style-name="T9"> </text:span><text:span text:style-name="T25">REM [UC-0002]</text:span></text:p>
            <text:p text:style-name="P82"><text:span text:style-name="T7">Objetivo: </text:span><text:span text:style-name="T9">Comprobar que el tiempo de respuesta de autentificación de usuario es menor de 5 segundos cuando hay concurrencia de 100 usuarios.</text:span></text:p>
            <text:p text:style-name="P82"><text:span text:style-name="T7">Precondiciones: </text:span><text:span text:style-name="T9">En estado inicial.</text:span></text:p>
            <text:p text:style-name="P82"><text:span text:style-name="T7">Procedimiento de prueba:</text:span><text:span text:style-name="T9"> Se realizan series de 50 identificaciones mientras hay 100 usuarios ejecutando concurrentemente otras acciones..</text:span></text:p>
            <text:p text:style-name="Standard"><text:span text:style-name="T6">Automatización de la Prueba:</text:span><text:span text:style-name="T9"> <text:s/></text:span></text:p>
            <text:list xml:id="list205245026029358" text:continue-list="list205245458468870" text:style-name="WW8Num26">
              <text:list-item>
                <text:p text:style-name="P104">Junit:</text:p>
              </text:list-item>
              <text:list-item>
                <text:p text:style-name="P104">Jmeter: </text:p>
              </text:list-item>
            </text:list>
          </table:table-cell>
        </table:table-row>
        <table:table-row table:style-name="Tabla8.1">
          <table:table-cell table:style-name="Tabla8.A10" office:value-type="string">
            <text:p text:style-name="P64"/>
          </table:table-cell>
          <table:table-cell table:style-name="Tabla8.B10" office:value-type="string">
            <text:p text:style-name="P64"/>
          </table:table-cell>
          <table:table-cell table:style-name="Tabla8.C10" office:value-type="string">
            <text:p text:style-name="P65"/>
          </table:table-cell>
          <table:table-cell table:style-name="Tabla8.D10" office:value-type="string">
            <text:p text:style-name="P59">T1</text:p>
          </table:table-cell>
          <table:table-cell table:style-name="Tabla8.E10" office:value-type="string">
            <text:p text:style-name="P82"><text:span text:style-name="T6">Prueba a realizar:</text:span><text:span text:style-name="T9"> Comprobar tiempo de respuesta en concurrencia de identificación de usuarios.</text:span></text:p>
            <text:p text:style-name="P82"><text:span text:style-name="T6">Condiciones de carga:</text:span><text:span text:style-name="T9"> Generación de transacciones de identificación.</text:span></text:p>
            <text:p text:style-name="P82"><text:span text:style-name="T6">Estimulo (acciones a realizar):</text:span><text:span text:style-name="T9"> Completar campos en una transacción parelela a la carga</text:span></text:p>
            <text:p text:style-name="P82"><text:span text:style-name="T6">Respuesta esperada:</text:span><text:span text:style-name="T9"> Medir tiempos…</text:span></text:p>
            <text:p text:style-name="P88"/>
          </table:table-cell>
        </table:table-row>
        <table:table-row table:style-name="Tabla8.1">
          <table:table-cell table:style-name="Tabla8.A11" office:value-type="string">
            <text:p text:style-name="P66"/>
          </table:table-cell>
          <table:table-cell table:style-name="Tabla8.B11" office:value-type="string">
            <text:p text:style-name="P64"/>
          </table:table-cell>
          <table:table-cell table:style-name="Tabla8.C11" office:value-type="string">
            <text:p text:style-name="P65"/>
          </table:table-cell>
          <table:table-cell table:style-name="Tabla8.D11" office:value-type="string">
            <text:p text:style-name="P59">T2</text:p>
          </table:table-cell>
          <table:table-cell table:style-name="Tabla8.E11" office:value-type="string">
            <text:p text:style-name="P82"><text:span text:style-name="T6">Prueba a realizar: </text:span><text:span text:style-name="T9">Comprobar tiempo de respuesta en concurrencia con la operación de consulta a los datos de una aplicación.</text:span></text:p>
            <text:p text:style-name="P82"><text:span text:style-name="T6">Condiciones de carga:</text:span><text:span text:style-name="T9"> Generación de transacciones de consulta.</text:span></text:p>
            <text:p text:style-name="P82"><text:span text:style-name="T6">Estimulo (acciones a realizar):</text:span><text:span text:style-name="T9"> </text:span></text:p>
            <text:p text:style-name="P82"><text:span text:style-name="T6">Respuesta esperada:</text:span><text:span text:style-name="T9"> </text:span></text:p>
            <text:p text:style-name="P84"/>
          </table:table-cell>
        </table:table-row>
        <text:soft-page-break/>
        <table:table-row table:style-name="Tabla8.1">
          <table:table-cell table:style-name="Tabla8.A12" office:value-type="string">
            <text:p text:style-name="P76"/>
          </table:table-cell>
          <table:table-cell table:style-name="Tabla8.B12" office:value-type="string">
            <text:p text:style-name="P64"/>
          </table:table-cell>
          <table:table-cell table:style-name="Tabla8.C12" office:value-type="string">
            <text:p text:style-name="P65"/>
          </table:table-cell>
          <table:table-cell table:style-name="Tabla8.D12" office:value-type="string">
            <text:p text:style-name="P59">T3</text:p>
          </table:table-cell>
          <table:table-cell table:style-name="Tabla8.E12" office:value-type="string">
            <text:p text:style-name="P86"/>
          </table:table-cell>
        </table:table-row>
        <table:table-row table:style-name="Tabla8.1">
          <table:table-cell table:style-name="Tabla8.A13" office:value-type="string">
            <text:p text:style-name="P78"><text:s/></text:p>
          </table:table-cell>
          <table:table-cell table:style-name="Tabla8.B13" office:value-type="string">
            <text:p text:style-name="P64"/>
          </table:table-cell>
          <table:table-cell table:style-name="Tabla8.C13" office:value-type="string">
            <text:p text:style-name="P59">R-3</text:p>
          </table:table-cell>
          <table:table-cell table:style-name="Tabla8.D13" office:value-type="string">
            <text:p text:style-name="P65"/>
          </table:table-cell>
          <table:table-cell table:style-name="Tabla8.E13" office:value-type="string">
            <text:p text:style-name="P92"><text:span text:style-name="T7">Descripción: </text:span><text:span text:style-name="T9">Acceso del usuario a la aplicación.</text:span></text:p>
            <text:p text:style-name="P92"><text:span text:style-name="T6">Requisitos probados:</text:span><text:span text:style-name="T9"> </text:span><text:span text:style-name="T25">REM [UC-0002]</text:span></text:p>
            <text:p text:style-name="P92"><text:span text:style-name="T7">Objetivo: </text:span><text:span text:style-name="T9">Comprobar que el tiempo de respuesta de autentificación de usuario es menor de 5 segundos cuando hay concurrencia de 100 usuarios.</text:span></text:p>
            <text:p text:style-name="P92"><text:span text:style-name="T7">Precondiciones: </text:span><text:span text:style-name="T9">En estado inicial.</text:span></text:p>
            <text:p text:style-name="P92"><text:span text:style-name="T7">Procedimiento de prueba:</text:span><text:span text:style-name="T9"> Se realizan series de 50 identificaciones mientras hay 100 usuarios ejecutando concurrentemente otras acciones..</text:span></text:p>
            <text:p text:style-name="P44"><text:span text:style-name="T6">Automatización de la Prueba:</text:span><text:span text:style-name="T9"> <text:s/></text:span></text:p>
            <text:list xml:id="list205244759053112" text:continue-numbering="true" text:style-name="WW8Num26">
              <text:list-item>
                <text:p text:style-name="P104">Junit:</text:p>
              </text:list-item>
              <text:list-item>
                <text:p text:style-name="P104">Jmeter: </text:p>
              </text:list-item>
            </text:list>
          </table:table-cell>
        </table:table-row>
        <table:table-row table:style-name="Tabla8.1">
          <table:table-cell table:style-name="Tabla8.A14" office:value-type="string">
            <text:p text:style-name="P64"/>
          </table:table-cell>
          <table:table-cell table:style-name="Tabla8.B14" office:value-type="string">
            <text:p text:style-name="P64"/>
          </table:table-cell>
          <table:table-cell table:style-name="Tabla8.C14" office:value-type="string">
            <text:p text:style-name="P65"/>
          </table:table-cell>
          <table:table-cell table:style-name="Tabla8.D14" office:value-type="string">
            <text:p text:style-name="P59">T1</text:p>
          </table:table-cell>
          <table:table-cell table:style-name="Tabla8.E14" office:value-type="string">
            <text:p text:style-name="P92"><text:span text:style-name="T6">Prueba a realizar: </text:span><text:span text:style-name="T9">Comprobar tiempo de respuesta en concurrencia con la operación de consulta a los datos de una aplicación.</text:span></text:p>
            <text:p text:style-name="P92"><text:span text:style-name="T6">Condiciones de carga:</text:span><text:span text:style-name="T9"> Generación de transacciones de consulta.</text:span></text:p>
            <text:p text:style-name="P92"><text:span text:style-name="T6">Estimulo (acciones a realizar):</text:span><text:span text:style-name="T9"> </text:span></text:p>
            <text:p text:style-name="P92"><text:span text:style-name="T6">Respuesta esperada:</text:span><text:span text:style-name="T9"> </text:span></text:p>
            <text:p text:style-name="P84"/>
          </table:table-cell>
        </table:table-row>
        <table:table-row table:style-name="Tabla8.1">
          <table:table-cell table:style-name="Tabla8.A15" office:value-type="string">
            <text:p text:style-name="P76"/>
          </table:table-cell>
          <table:table-cell table:style-name="Tabla8.B15" office:value-type="string">
            <text:p text:style-name="P64"/>
          </table:table-cell>
          <table:table-cell table:style-name="Tabla8.C15" office:value-type="string">
            <text:p text:style-name="P65"/>
          </table:table-cell>
          <table:table-cell table:style-name="Tabla8.D15" office:value-type="string">
            <text:p text:style-name="P59">T2</text:p>
          </table:table-cell>
          <table:table-cell table:style-name="Tabla8.E15" office:value-type="string">
            <text:p text:style-name="P86"/>
          </table:table-cell>
        </table:table-row>
        <table:table-row table:style-name="Tabla8.1">
          <table:table-cell table:style-name="Tabla8.A16" office:value-type="string">
            <text:p text:style-name="P76"/>
          </table:table-cell>
          <table:table-cell table:style-name="Tabla8.B16" office:value-type="string">
            <text:p text:style-name="P64"/>
          </table:table-cell>
          <table:table-cell table:style-name="Tabla8.C16" office:value-type="string">
            <text:p text:style-name="P65"/>
          </table:table-cell>
          <table:table-cell table:style-name="Tabla8.D16" office:value-type="string">
            <text:p text:style-name="P65"/>
          </table:table-cell>
          <table:table-cell table:style-name="Tabla8.E16" office:value-type="string">
            <text:p text:style-name="P86"/>
          </table:table-cell>
        </table:table-row>
        <table:table-row table:style-name="Tabla8.1">
          <table:table-cell table:style-name="Tabla8.A17" office:value-type="string">
            <text:p text:style-name="P76"/>
          </table:table-cell>
          <table:table-cell table:style-name="Tabla8.B17" office:value-type="string">
            <text:p text:style-name="P64"/>
          </table:table-cell>
          <table:table-cell table:style-name="Tabla8.C17" office:value-type="string">
            <text:p text:style-name="P65"/>
          </table:table-cell>
          <table:table-cell table:style-name="Tabla8.D17" office:value-type="string">
            <text:p text:style-name="P65"/>
          </table:table-cell>
          <table:table-cell table:style-name="Tabla8.E17" office:value-type="string">
            <text:p text:style-name="P86"/>
          </table:table-cell>
        </table:table-row>
        <table:table-row table:style-name="Tabla8.1">
          <table:table-cell table:style-name="Tabla8.A18" office:value-type="string">
            <text:p text:style-name="P76"/>
          </table:table-cell>
          <table:table-cell table:style-name="Tabla8.B18" office:value-type="string">
            <text:p text:style-name="P64"/>
          </table:table-cell>
          <table:table-cell table:style-name="Tabla8.C18" office:value-type="string">
            <text:p text:style-name="P65"/>
          </table:table-cell>
          <table:table-cell table:style-name="Tabla8.D18" office:value-type="string">
            <text:p text:style-name="P65"/>
          </table:table-cell>
          <table:table-cell table:style-name="Tabla8.E18" office:value-type="string">
            <text:p text:style-name="P64"/>
          </table:table-cell>
        </table:table-row>
        <table:table-row table:style-name="Tabla8.1">
          <table:table-cell table:style-name="Tabla8.A19" office:value-type="string">
            <text:p text:style-name="P64"/>
          </table:table-cell>
          <table:table-cell table:style-name="Tabla8.B19" office:value-type="string">
            <text:p text:style-name="P64"/>
          </table:table-cell>
          <table:table-cell table:style-name="Tabla8.C19" office:value-type="string">
            <text:p text:style-name="P65"/>
          </table:table-cell>
          <table:table-cell table:style-name="Tabla8.D19" office:value-type="string">
            <text:p text:style-name="P65"/>
          </table:table-cell>
          <table:table-cell table:style-name="Tabla8.E19" office:value-type="string">
            <text:p text:style-name="P40"/>
          </table:table-cell>
        </table:table-row>
      </table:table>
      <text:p text:style-name="P38"/>
      <text:p text:style-name="P38"/>
      <text:p text:style-name="P38"/>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03"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27">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46"/>
          </table:table-cell>
          <table:covered-table-cell/>
          <table:covered-table-cell/>
          <table:covered-table-cell/>
        </table:table-row>
        <table:table-row table:style-name="Tabla9.1">
          <table:table-cell table:style-name="Tabla9.A3" office:value-type="string">
            <text:p text:style-name="P93">Nº</text:p>
          </table:table-cell>
          <table:table-cell table:style-name="Tabla9.A3" office:value-type="string">
            <text:p text:style-name="P93">FUNCIÓN</text:p>
          </table:table-cell>
          <table:table-cell table:style-name="Tabla9.A3" office:value-type="string">
            <text:p text:style-name="P93">NC</text:p>
          </table:table-cell>
          <table:table-cell table:style-name="Tabla9.D3" office:value-type="string">
            <text:p text:style-name="P93">TÍTULO DEL CASO DE PRUEBA</text:p>
          </table:table-cell>
        </table:table-row>
        <table:table-row table:style-name="Tabla9.1">
          <table:table-cell table:style-name="Tabla9.A4" office:value-type="string">
            <text:p text:style-name="P63">1</text:p>
          </table:table-cell>
          <table:table-cell table:style-name="Tabla9.B4" office:value-type="string">
            <text:p text:style-name="P74">Función que se prueba 1</text:p>
          </table:table-cell>
          <table:table-cell table:style-name="Tabla9.C4" office:value-type="string">
            <text:p text:style-name="P72"/>
          </table:table-cell>
          <table:table-cell table:style-name="Tabla9.D4" office:value-type="string">
            <text:p text:style-name="P64"/>
          </table:table-cell>
        </table:table-row>
        <table:table-row table:style-name="Tabla9.1">
          <table:table-cell table:style-name="Tabla9.A5" office:value-type="string">
            <text:p text:style-name="P76"/>
          </table:table-cell>
          <table:table-cell table:style-name="Tabla9.B5" office:value-type="string">
            <text:p text:style-name="P65"/>
          </table:table-cell>
          <table:table-cell table:style-name="Tabla9.C5" office:value-type="string">
            <text:p text:style-name="P59">1</text:p>
          </table:table-cell>
          <table:table-cell table:style-name="Tabla9.D5" office:value-type="string">
            <text:p text:style-name="P44"><text:span text:style-name="T7">Título:</text:span><text:span text:style-name="T10"> </text:span></text:p>
          </table:table-cell>
        </table:table-row>
        <table:table-row table:style-name="Tabla9.1">
          <table:table-cell table:style-name="Tabla9.A6" office:value-type="string">
            <text:p text:style-name="P76"/>
          </table:table-cell>
          <table:table-cell table:style-name="Tabla9.B6" office:value-type="string">
            <text:p text:style-name="P64"/>
          </table:table-cell>
          <table:table-cell table:style-name="Tabla9.C6" office:value-type="string">
            <text:p text:style-name="P65"/>
          </table:table-cell>
          <table:table-cell table:style-name="Tabla9.D6" office:value-type="string">
            <text:p text:style-name="P44"><text:span text:style-name="T7">Título:</text:span><text:span text:style-name="T10"> </text:span></text:p>
          </table:table-cell>
        </table:table-row>
        <table:table-row table:style-name="Tabla9.1">
          <table:table-cell table:style-name="Tabla9.A7" office:value-type="string">
            <text:p text:style-name="P76"/>
          </table:table-cell>
          <table:table-cell table:style-name="Tabla9.B7" office:value-type="string">
            <text:p text:style-name="P64"/>
          </table:table-cell>
          <table:table-cell table:style-name="Tabla9.C7" office:value-type="string">
            <text:p text:style-name="P65"/>
          </table:table-cell>
          <table:table-cell table:style-name="Tabla9.D7" office:value-type="string">
            <text:p text:style-name="P44"><text:span text:style-name="T7">Título:</text:span><text:span text:style-name="T10"> </text:span></text:p>
          </table:table-cell>
        </table:table-row>
        <table:table-row table:style-name="Tabla9.1">
          <table:table-cell table:style-name="Tabla9.A8" office:value-type="string">
            <text:p text:style-name="P76"/>
          </table:table-cell>
          <table:table-cell table:style-name="Tabla9.B8" office:value-type="string">
            <text:p text:style-name="P64"/>
          </table:table-cell>
          <table:table-cell table:style-name="Tabla9.C8" office:value-type="string">
            <text:p text:style-name="P65"/>
          </table:table-cell>
          <table:table-cell table:style-name="Tabla9.D8" office:value-type="string">
            <text:p text:style-name="P44"><text:span text:style-name="T7">Título:</text:span><text:span text:style-name="T10"> </text:span></text:p>
          </table:table-cell>
        </table:table-row>
        <table:table-row table:style-name="Tabla9.1">
          <table:table-cell table:style-name="Tabla9.A9" office:value-type="string">
            <text:p text:style-name="P76"/>
          </table:table-cell>
          <table:table-cell table:style-name="Tabla9.B9" office:value-type="string">
            <text:p text:style-name="P64"/>
          </table:table-cell>
          <table:table-cell table:style-name="Tabla9.C9" office:value-type="string">
            <text:p text:style-name="P65"/>
          </table:table-cell>
          <table:table-cell table:style-name="Tabla9.D9" office:value-type="string">
            <text:p text:style-name="P44"><text:span text:style-name="T7">Título:</text:span><text:span text:style-name="T10"> </text:span></text:p>
          </table:table-cell>
        </table:table-row>
        <table:table-row table:style-name="Tabla9.1">
          <table:table-cell table:style-name="Tabla9.A10" office:value-type="string">
            <text:p text:style-name="P76"/>
          </table:table-cell>
          <table:table-cell table:style-name="Tabla9.B10" office:value-type="string">
            <text:p text:style-name="P64"/>
          </table:table-cell>
          <table:table-cell table:style-name="Tabla9.C10" office:value-type="string">
            <text:p text:style-name="P59">2</text:p>
          </table:table-cell>
          <table:table-cell table:style-name="Tabla9.D10" office:value-type="string">
            <text:p text:style-name="P44"><text:span text:style-name="T7">Título:</text:span><text:span text:style-name="T10"> </text:span></text:p>
          </table:table-cell>
        </table:table-row>
        <table:table-row table:style-name="Tabla9.1">
          <table:table-cell table:style-name="Tabla9.A11" office:value-type="string">
            <text:p text:style-name="P76"/>
          </table:table-cell>
          <table:table-cell table:style-name="Tabla9.B11" office:value-type="string">
            <text:p text:style-name="P64"/>
          </table:table-cell>
          <table:table-cell table:style-name="Tabla9.C11" office:value-type="string">
            <text:p text:style-name="P65"/>
          </table:table-cell>
          <table:table-cell table:style-name="Tabla9.D11" office:value-type="string">
            <text:p text:style-name="P44"><text:span text:style-name="T7">Título:</text:span><text:span text:style-name="T10"> </text:span></text:p>
          </table:table-cell>
        </table:table-row>
        <table:table-row table:style-name="Tabla9.1">
          <table:table-cell table:style-name="Tabla9.A12" office:value-type="string">
            <text:p text:style-name="P76"/>
          </table:table-cell>
          <table:table-cell table:style-name="Tabla9.B12" office:value-type="string">
            <text:p text:style-name="P64"/>
          </table:table-cell>
          <table:table-cell table:style-name="Tabla9.C12" office:value-type="string">
            <text:p text:style-name="P65"/>
          </table:table-cell>
          <table:table-cell table:style-name="Tabla9.D12" office:value-type="string">
            <text:p text:style-name="P44"><text:span text:style-name="T7">Título:</text:span><text:span text:style-name="T10"> </text:span></text:p>
          </table:table-cell>
        </table:table-row>
        <table:table-row table:style-name="Tabla9.1">
          <table:table-cell table:style-name="Tabla9.A13" office:value-type="string">
            <text:p text:style-name="P76"/>
          </table:table-cell>
          <table:table-cell table:style-name="Tabla9.B13" office:value-type="string">
            <text:p text:style-name="P64"/>
          </table:table-cell>
          <table:table-cell table:style-name="Tabla9.C13" office:value-type="string">
            <text:p text:style-name="P65"/>
          </table:table-cell>
          <table:table-cell table:style-name="Tabla9.D13" office:value-type="string">
            <text:p text:style-name="P44"><text:span text:style-name="T7">Título:</text:span><text:span text:style-name="T10"> </text:span></text:p>
          </table:table-cell>
        </table:table-row>
        <table:table-row table:style-name="Tabla9.1">
          <table:table-cell table:style-name="Tabla9.A14" office:value-type="string">
            <text:p text:style-name="P78"><text:s/></text:p>
          </table:table-cell>
          <table:table-cell table:style-name="Tabla9.B14" office:value-type="string">
            <text:p text:style-name="P64"/>
          </table:table-cell>
          <table:table-cell table:style-name="Tabla9.C14" office:value-type="string">
            <text:p text:style-name="P59">3</text:p>
          </table:table-cell>
          <table:table-cell table:style-name="Tabla9.D14" office:value-type="string">
            <text:p text:style-name="P44"><text:span text:style-name="T7">Título:</text:span><text:span text:style-name="T10"> </text:span></text:p>
          </table:table-cell>
        </table:table-row>
        <table:table-row table:style-name="Tabla9.1">
          <table:table-cell table:style-name="Tabla9.A15" office:value-type="string">
            <text:p text:style-name="P76"/>
          </table:table-cell>
          <table:table-cell table:style-name="Tabla9.B15" office:value-type="string">
            <text:p text:style-name="P64"/>
          </table:table-cell>
          <table:table-cell table:style-name="Tabla9.C15" office:value-type="string">
            <text:p text:style-name="P65"/>
          </table:table-cell>
          <table:table-cell table:style-name="Tabla9.D15" office:value-type="string">
            <text:p text:style-name="P44"><text:span text:style-name="T7">Título:</text:span><text:span text:style-name="T10"> </text:span></text:p>
          </table:table-cell>
        </table:table-row>
        <table:table-row table:style-name="Tabla9.1">
          <table:table-cell table:style-name="Tabla9.A16" office:value-type="string">
            <text:p text:style-name="P76"/>
          </table:table-cell>
          <table:table-cell table:style-name="Tabla9.B16" office:value-type="string">
            <text:p text:style-name="P64"/>
          </table:table-cell>
          <table:table-cell table:style-name="Tabla9.C16" office:value-type="string">
            <text:p text:style-name="P65"/>
          </table:table-cell>
          <table:table-cell table:style-name="Tabla9.D16" office:value-type="string">
            <text:p text:style-name="P86"/>
          </table:table-cell>
        </table:table-row>
        <table:table-row table:style-name="Tabla9.1">
          <table:table-cell table:style-name="Tabla9.A17" office:value-type="string">
            <text:p text:style-name="P76"/>
          </table:table-cell>
          <table:table-cell table:style-name="Tabla9.B17" office:value-type="string">
            <text:p text:style-name="P64"/>
          </table:table-cell>
          <table:table-cell table:style-name="Tabla9.C17" office:value-type="string">
            <text:p text:style-name="P65"/>
          </table:table-cell>
          <table:table-cell table:style-name="Tabla9.D17" office:value-type="string">
            <text:p text:style-name="P86"/>
          </table:table-cell>
        </table:table-row>
        <table:table-row table:style-name="Tabla9.1">
          <table:table-cell table:style-name="Tabla9.A18" office:value-type="string">
            <text:p text:style-name="P76"/>
          </table:table-cell>
          <table:table-cell table:style-name="Tabla9.B18" office:value-type="string">
            <text:p text:style-name="P64"/>
          </table:table-cell>
          <table:table-cell table:style-name="Tabla9.C18" office:value-type="string">
            <text:p text:style-name="P65"/>
          </table:table-cell>
          <table:table-cell table:style-name="Tabla9.D18" office:value-type="string">
            <text:p text:style-name="P86"/>
          </table:table-cell>
        </table:table-row>
        <table:table-row table:style-name="Tabla9.1">
          <table:table-cell table:style-name="Tabla9.A19" office:value-type="string">
            <text:p text:style-name="P76"/>
          </table:table-cell>
          <table:table-cell table:style-name="Tabla9.B19" office:value-type="string">
            <text:p text:style-name="P64"/>
          </table:table-cell>
          <table:table-cell table:style-name="Tabla9.C19" office:value-type="string">
            <text:p text:style-name="P65"/>
          </table:table-cell>
          <table:table-cell table:style-name="Tabla9.D19" office:value-type="string">
            <text:p text:style-name="P64"/>
          </table:table-cell>
        </table:table-row>
        <text:soft-page-break/>
        <table:table-row table:style-name="Tabla9.1">
          <table:table-cell table:style-name="Tabla9.A20" office:value-type="string">
            <text:p text:style-name="P76"/>
          </table:table-cell>
          <table:table-cell table:style-name="Tabla9.B20" office:value-type="string">
            <text:p text:style-name="P64"/>
          </table:table-cell>
          <table:table-cell table:style-name="Tabla9.C20" office:value-type="string">
            <text:p text:style-name="P65"/>
          </table:table-cell>
          <table:table-cell table:style-name="Tabla9.D20" office:value-type="string">
            <text:p text:style-name="P40"/>
          </table:table-cell>
        </table:table-row>
      </table:table>
      <text:p text:style-name="P38"/>
      <text:p text:style-name="P55">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47"/>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103"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93">Nº</text:p>
          </table:table-cell>
          <table:table-cell table:style-name="Tabla10.A2" office:value-type="string">
            <text:p text:style-name="P93">Casos Prueba</text:p>
          </table:table-cell>
          <table:table-cell table:style-name="Tabla10.A2" office:value-type="string">
            <text:p text:style-name="P102">Tipo JUnit / Jmeter</text:p>
          </table:table-cell>
          <table:table-cell table:style-name="Tabla10.A2" office:value-type="string">
            <text:p text:style-name="P94">REFERENCIA</text:p>
          </table:table-cell>
          <table:table-cell table:style-name="Tabla10.A1" office:value-type="string">
            <text:p text:style-name="P93">DESCRIPCIÓN</text:p>
          </table:table-cell>
        </table:table-row>
        <table:table-row table:style-name="Tabla10.1">
          <table:table-cell table:style-name="Tabla10.A3" office:value-type="string">
            <text:p text:style-name="P63">1</text:p>
          </table:table-cell>
          <table:table-cell table:style-name="Tabla10.B3" office:value-type="string">
            <text:p text:style-name="P59">CP-1, CP-7, CP-105</text:p>
          </table:table-cell>
          <table:table-cell table:style-name="Tabla10.C3" office:value-type="string">
            <text:p text:style-name="P59">Junit</text:p>
          </table:table-cell>
          <table:table-cell table:style-name="Tabla10.D3" office:value-type="string">
            <text:p text:style-name="P59">Xt23.rf45</text:p>
          </table:table-cell>
          <table:table-cell table:style-name="Tabla10.E3" office:value-type="string">
            <text:p text:style-name="P41">Prueba de la autentificación de usuarios todos los casos.</text:p>
          </table:table-cell>
        </table:table-row>
        <table:table-row table:style-name="Tabla10.1">
          <table:table-cell table:style-name="Tabla10.A4" office:value-type="string">
            <text:p text:style-name="P63">2</text:p>
          </table:table-cell>
          <table:table-cell table:style-name="Tabla10.B4" office:value-type="string">
            <text:p text:style-name="P63">CP-35</text:p>
          </table:table-cell>
          <table:table-cell table:style-name="Tabla10.C4" office:value-type="string">
            <text:p text:style-name="P59">JUnit</text:p>
          </table:table-cell>
          <table:table-cell table:style-name="Tabla10.D4" office:value-type="string">
            <text:p text:style-name="P59">Xdfqw.5657or</text:p>
          </table:table-cell>
          <table:table-cell table:style-name="Tabla10.E4" office:value-type="string">
            <text:p text:style-name="P88">Prueba de la consulta principal</text:p>
          </table:table-cell>
        </table:table-row>
        <table:table-row table:style-name="Tabla10.1">
          <table:table-cell table:style-name="Tabla10.A5" office:value-type="string">
            <text:p text:style-name="P66"/>
          </table:table-cell>
          <table:table-cell table:style-name="Tabla10.B5" office:value-type="string">
            <text:p text:style-name="P64"/>
          </table:table-cell>
          <table:table-cell table:style-name="Tabla10.C5" office:value-type="string">
            <text:p text:style-name="P65"/>
          </table:table-cell>
          <table:table-cell table:style-name="Tabla10.D5" office:value-type="string">
            <text:p text:style-name="P65"/>
          </table:table-cell>
          <table:table-cell table:style-name="Tabla10.E5" office:value-type="string">
            <text:p text:style-name="P90"/>
          </table:table-cell>
        </table:table-row>
        <table:table-row table:style-name="Tabla10.1">
          <table:table-cell table:style-name="Tabla10.A6" office:value-type="string">
            <text:p text:style-name="P66"/>
          </table:table-cell>
          <table:table-cell table:style-name="Tabla10.B6" office:value-type="string">
            <text:p text:style-name="P64"/>
          </table:table-cell>
          <table:table-cell table:style-name="Tabla10.C6" office:value-type="string">
            <text:p text:style-name="P65"/>
          </table:table-cell>
          <table:table-cell table:style-name="Tabla10.D6" office:value-type="string">
            <text:p text:style-name="P65"/>
          </table:table-cell>
          <table:table-cell table:style-name="Tabla10.E6" office:value-type="string">
            <text:p text:style-name="P90"/>
          </table:table-cell>
        </table:table-row>
        <table:table-row table:style-name="Tabla10.1">
          <table:table-cell table:style-name="Tabla10.A7" office:value-type="string">
            <text:p text:style-name="P66"/>
          </table:table-cell>
          <table:table-cell table:style-name="Tabla10.B7" office:value-type="string">
            <text:p text:style-name="P64"/>
          </table:table-cell>
          <table:table-cell table:style-name="Tabla10.C7" office:value-type="string">
            <text:p text:style-name="P65"/>
          </table:table-cell>
          <table:table-cell table:style-name="Tabla10.D7" office:value-type="string">
            <text:p text:style-name="P65"/>
          </table:table-cell>
          <table:table-cell table:style-name="Tabla10.E7" office:value-type="string">
            <text:p text:style-name="P90"/>
          </table:table-cell>
        </table:table-row>
        <table:table-row table:style-name="Tabla10.1">
          <table:table-cell table:style-name="Tabla10.A8" office:value-type="string">
            <text:p text:style-name="P66"/>
          </table:table-cell>
          <table:table-cell table:style-name="Tabla10.B8" office:value-type="string">
            <text:p text:style-name="P64"/>
          </table:table-cell>
          <table:table-cell table:style-name="Tabla10.C8" office:value-type="string">
            <text:p text:style-name="P65"/>
          </table:table-cell>
          <table:table-cell table:style-name="Tabla10.D8" office:value-type="string">
            <text:p text:style-name="P65"/>
          </table:table-cell>
          <table:table-cell table:style-name="Tabla10.E8" office:value-type="string">
            <text:p text:style-name="P40"/>
          </table:table-cell>
        </table:table-row>
        <table:table-row table:style-name="Tabla10.1">
          <table:table-cell table:style-name="Tabla10.A9" office:value-type="string">
            <text:p text:style-name="P63">n</text:p>
          </table:table-cell>
          <table:table-cell table:style-name="Tabla10.B9" office:value-type="string">
            <text:p text:style-name="P63">CPR-2</text:p>
          </table:table-cell>
          <table:table-cell table:style-name="Tabla10.C9" office:value-type="string">
            <text:p text:style-name="P59">JMeter</text:p>
          </table:table-cell>
          <table:table-cell table:style-name="Tabla10.D9" office:value-type="string">
            <text:p text:style-name="P59">Ydr34.6tfg7</text:p>
          </table:table-cell>
          <table:table-cell table:style-name="Tabla10.E9" office:value-type="string">
            <text:p text:style-name="P88">Prueba de carga en el uso concurrente del alta de modulo.</text:p>
          </table:table-cell>
        </table:table-row>
        <table:table-row table:style-name="Tabla10.1">
          <table:table-cell table:style-name="Tabla10.A10" office:value-type="string">
            <text:p text:style-name="P66"/>
          </table:table-cell>
          <table:table-cell table:style-name="Tabla10.B10" office:value-type="string">
            <text:p text:style-name="P64"/>
          </table:table-cell>
          <table:table-cell table:style-name="Tabla10.C10" office:value-type="string">
            <text:p text:style-name="P65"/>
          </table:table-cell>
          <table:table-cell table:style-name="Tabla10.D10" office:value-type="string">
            <text:p text:style-name="P65"/>
          </table:table-cell>
          <table:table-cell table:style-name="Tabla10.E10" office:value-type="string">
            <text:p text:style-name="P90"/>
          </table:table-cell>
        </table:table-row>
        <table:table-row table:style-name="Tabla10.1">
          <table:table-cell table:style-name="Tabla10.A11" office:value-type="string">
            <text:p text:style-name="P66"/>
          </table:table-cell>
          <table:table-cell table:style-name="Tabla10.B11" office:value-type="string">
            <text:p text:style-name="P64"/>
          </table:table-cell>
          <table:table-cell table:style-name="Tabla10.C11" office:value-type="string">
            <text:p text:style-name="P65"/>
          </table:table-cell>
          <table:table-cell table:style-name="Tabla10.D11" office:value-type="string">
            <text:p text:style-name="P65"/>
          </table:table-cell>
          <table:table-cell table:style-name="Tabla10.E11" office:value-type="string">
            <text:p text:style-name="P90"/>
          </table:table-cell>
        </table:table-row>
        <table:table-row table:style-name="Tabla10.1">
          <table:table-cell table:style-name="Tabla10.A12" office:value-type="string">
            <text:p text:style-name="P66"/>
          </table:table-cell>
          <table:table-cell table:style-name="Tabla10.B12" office:value-type="string">
            <text:p text:style-name="P64"/>
          </table:table-cell>
          <table:table-cell table:style-name="Tabla10.C12" office:value-type="string">
            <text:p text:style-name="P65"/>
          </table:table-cell>
          <table:table-cell table:style-name="Tabla10.D12" office:value-type="string">
            <text:p text:style-name="P65"/>
          </table:table-cell>
          <table:table-cell table:style-name="Tabla10.E12" office:value-type="string">
            <text:p text:style-name="P40"/>
          </table:table-cell>
        </table:table-row>
        <table:table-row table:style-name="Tabla10.1">
          <table:table-cell table:style-name="Tabla10.A13" office:value-type="string">
            <text:p text:style-name="P64"/>
          </table:table-cell>
          <table:table-cell table:style-name="Tabla10.B13" office:value-type="string">
            <text:p text:style-name="P64"/>
          </table:table-cell>
          <table:table-cell table:style-name="Tabla10.C13" office:value-type="string">
            <text:p text:style-name="P65"/>
          </table:table-cell>
          <table:table-cell table:style-name="Tabla10.D13" office:value-type="string">
            <text:p text:style-name="P65"/>
          </table:table-cell>
          <table:table-cell table:style-name="Tabla10.E13" office:value-type="string">
            <text:p text:style-name="P90"/>
          </table:table-cell>
        </table:table-row>
        <table:table-row table:style-name="Tabla10.1">
          <table:table-cell table:style-name="Tabla10.A14" office:value-type="string">
            <text:p text:style-name="P66"/>
          </table:table-cell>
          <table:table-cell table:style-name="Tabla10.B14" office:value-type="string">
            <text:p text:style-name="P64"/>
          </table:table-cell>
          <table:table-cell table:style-name="Tabla10.C14" office:value-type="string">
            <text:p text:style-name="P65"/>
          </table:table-cell>
          <table:table-cell table:style-name="Tabla10.D14" office:value-type="string">
            <text:p text:style-name="P65"/>
          </table:table-cell>
          <table:table-cell table:style-name="Tabla10.E14" office:value-type="string">
            <text:p text:style-name="P90"/>
          </table:table-cell>
        </table:table-row>
        <table:table-row table:style-name="Tabla10.1">
          <table:table-cell table:style-name="Tabla10.A15" office:value-type="string">
            <text:p text:style-name="P66"/>
          </table:table-cell>
          <table:table-cell table:style-name="Tabla10.B15" office:value-type="string">
            <text:p text:style-name="P64"/>
          </table:table-cell>
          <table:table-cell table:style-name="Tabla10.C15" office:value-type="string">
            <text:p text:style-name="P65"/>
          </table:table-cell>
          <table:table-cell table:style-name="Tabla10.D15" office:value-type="string">
            <text:p text:style-name="P65"/>
          </table:table-cell>
          <table:table-cell table:style-name="Tabla10.E15" office:value-type="string">
            <text:p text:style-name="P90"/>
          </table:table-cell>
        </table:table-row>
        <table:table-row table:style-name="Tabla10.1">
          <table:table-cell table:style-name="Tabla10.A16" office:value-type="string">
            <text:p text:style-name="P66"/>
          </table:table-cell>
          <table:table-cell table:style-name="Tabla10.B16" office:value-type="string">
            <text:p text:style-name="P64"/>
          </table:table-cell>
          <table:table-cell table:style-name="Tabla10.C16" office:value-type="string">
            <text:p text:style-name="P65"/>
          </table:table-cell>
          <table:table-cell table:style-name="Tabla10.D16" office:value-type="string">
            <text:p text:style-name="P65"/>
          </table:table-cell>
          <table:table-cell table:style-name="Tabla10.E16" office:value-type="string">
            <text:p text:style-name="P90"/>
          </table:table-cell>
        </table:table-row>
        <table:table-row table:style-name="Tabla10.1">
          <table:table-cell table:style-name="Tabla10.A17" office:value-type="string">
            <text:p text:style-name="P66"/>
          </table:table-cell>
          <table:table-cell table:style-name="Tabla10.B17" office:value-type="string">
            <text:p text:style-name="P64"/>
          </table:table-cell>
          <table:table-cell table:style-name="Tabla10.C17" office:value-type="string">
            <text:p text:style-name="P65"/>
          </table:table-cell>
          <table:table-cell table:style-name="Tabla10.D17" office:value-type="string">
            <text:p text:style-name="P65"/>
          </table:table-cell>
          <table:table-cell table:style-name="Tabla10.E17" office:value-type="string">
            <text:p text:style-name="P64"/>
          </table:table-cell>
        </table:table-row>
        <table:table-row table:style-name="Tabla10.1">
          <table:table-cell table:style-name="Tabla10.A18" office:value-type="string">
            <text:p text:style-name="P64"/>
          </table:table-cell>
          <table:table-cell table:style-name="Tabla10.B18" office:value-type="string">
            <text:p text:style-name="P64"/>
          </table:table-cell>
          <table:table-cell table:style-name="Tabla10.C18" office:value-type="string">
            <text:p text:style-name="P65"/>
          </table:table-cell>
          <table:table-cell table:style-name="Tabla10.D18" office:value-type="string">
            <text:p text:style-name="P65"/>
          </table:table-cell>
          <table:table-cell table:style-name="Tabla10.E18" office:value-type="string">
            <text:p text:style-name="P40"/>
          </table:table-cell>
        </table:table-row>
      </table:table>
      <text:p text:style-name="P38"/>
      <text:p text:style-name="P9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1b2629" officeooo:paragraph-rsid="001e37b4"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officeooo:rsid="001e37b4"/>
    </style:style>
    <style:style style:name="MT3" style:family="text">
      <style:text-properties style:font-name="Century Gothic" fo:font-size="6pt" style:font-size-asian="6pt" style:font-name-complex="Century Gothic" style:font-size-complex="6pt"/>
    </style:style>
    <style:style style:name="MT4" style:family="text">
      <style:text-properties style:font-name="Century Gothic" fo:font-size="6pt" officeooo:rsid="00155767" style:font-size-asian="6pt" style:font-name-complex="Century Gothic" style:font-size-complex="6pt"/>
    </style:style>
    <style:style style:name="MT5"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text:span text:style-name="MT2">20/</text:span>1/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3">Plantilla: Plan de Pruebas del Sistema <text:s/>Versión: <text:s/></text:span><text:span text:style-name="MT4">1</text:span><text:span text:style-name="MT3">.0</text:span></text:p>
              <text:p text:style-name="MP7">Propietario: Nombre del equipo de trabajo</text:p>
            </table:table-cell>
            <table:table-cell table:style-name="Tabla11.B1" office:value-type="string">
              <text:p text:style-name="MP8"/>
            </table:table-cell>
            <table:table-cell table:style-name="Tabla11.C1" office:value-type="string">
              <text:p text:style-name="MP9"/>
              <text:p text:style-name="MP10"><text:span text:style-name="MT5">Página </text:span><text:span text:style-name="MT5"><text:page-number text:select-page="current">12</text:page-number></text:span><text:span text:style-name="MT5"><text:s/>de </text:span><text:span text:style-name="MT5"><text:page-count style:num-format="1">12</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0:52:43.379696183</dc:date>
    <meta:print-date>2009-03-02T14:14:00</meta:print-date>
    <meta:editing-cycles>11</meta:editing-cycles>
    <meta:editing-duration>PT46M18S</meta:editing-duration>
    <meta:generator>LibreOffice/6.0.7.3$Linux_X86_64 LibreOffice_project/00m0$Build-3</meta:generator>
    <meta:document-statistic meta:table-count="12" meta:image-count="0" meta:object-count="0" meta:page-count="12" meta:paragraph-count="366" meta:word-count="2075" meta:character-count="13356" meta:non-whitespace-character-count="11599"/>
  </office:meta>
</office:document-meta>
</file>